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6736in"/>
    </style:style>
    <style:style style:name="co16" style:family="table-column">
      <style:table-column-properties fo:break-before="auto" style:column-width="0.7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6"/>
        <table:table-column table:style-name="co8" table:number-columns-repeated="4" table:default-cell-style-name="ce6"/>
        <table:table-column table:style-name="co8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, 2.5 GB mem</text:p>
          </table:table-cell>
          <table:covered-table-cell table:number-columns-repeated="5" table:style-name="ce5"/>
          <table:table-cell table:style-name="ce12" office:value-type="string" calcext:value-type="string">
            <text:p>Optimizers Speed ups</text:p>
          </table:table-cell>
          <table:table-cell table:style-name="ce15" table:number-columns-repeated="2"/>
          <table:table-cell table:style-name="ce13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18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LINUX</text:p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6" table:number-columns-repeated="2"/>
          <table:table-cell table:number-columns-repeated="5"/>
          <table:table-cell>
            <draw:frame table:end-cell-address="'with-compiler-optimizations'.AB21" table:end-x="0.7094in" table:end-y="0.1559in" draw:z-index="0" draw:style-name="gr1" draw:text-style-name="P1" svg:width="6.0681in" svg:height="3.2571in" svg:x="-5.3583in" svg:y="0.1606in">
  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frame table:end-cell-address="'with-compiler-optimizations'.AB22" table:end-x="0.5465in" table:end-y="0.011in" draw:z-index="4" draw:style-name="gr1" draw:text-style-name="P1" svg:width="5.885in" svg:height="3.3492in" svg:x="0.0197in" svg:y="0.0992in">
  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6.96" calcext:value-type="float">
            <text:p>6.96</text:p>
          </table:table-cell>
          <table:table-cell table:style-name="ce6" office:value-type="float" office:value="6.883" calcext:value-type="float">
            <text:p>6.88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.8" calcext:value-type="float">
            <text:p>7.8</text:p>
          </table:table-cell>
          <table:table-cell/>
          <table:table-cell table:style-name="Default" table:number-columns-repeated="4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6.982" calcext:value-type="float">
            <text:p>6.982</text:p>
          </table:table-cell>
          <table:table-cell table:style-name="ce6" office:value-type="float" office:value="90.711" calcext:value-type="float">
            <text:p>90.711</text:p>
          </table:table-cell>
          <table:table-cell office:value-type="float" office:value="68.3" calcext:value-type="float">
            <text:p>68.3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style-name="Default" table:number-columns-repeated="4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6.939" calcext:value-type="float">
            <text:p>6.939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8.9" calcext:value-type="float">
            <text:p>8.9</text:p>
          </table:table-cell>
          <table:table-cell/>
          <table:table-cell table:style-name="ce14" table:formula="of:=[.C4]/[.C5]" office:value-type="float" office:value="13.0726329442283" calcext:value-type="float">
            <text:p>13.0726329442</text:p>
          </table:table-cell>
          <table:table-cell table:style-name="ce14" table:formula="of:=[.D4]/[.D5]" office:value-type="float" office:value="7.67415730337079" calcext:value-type="float">
            <text:p>7.6741573034</text:p>
          </table:table-cell>
          <table:table-cell table:style-name="ce14" table:formula="of:=[.E4]/[.E5]" office:value-type="float" office:value="7.07865168539326" calcext:value-type="float">
            <text:p>7.0786516854</text:p>
          </table:table-cell>
          <table:table-cell table:style-name="Default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6.785" calcext:value-type="float">
            <text:p>6.785</text:p>
          </table:table-cell>
          <table:table-cell table:style-name="ce6" office:value-type="float" office:value="1570.726" calcext:value-type="float">
            <text:p>1570.726</text:p>
          </table:table-cell>
          <table:table-cell office:value-type="float" office:value="22.6" calcext:value-type="float">
            <text:p>22.6</text:p>
          </table:table-cell>
          <table:table-cell table:style-name="Default" office:value-type="float" office:value="22.8" calcext:value-type="float">
            <text:p>22.8</text:p>
          </table:table-cell>
          <table:table-cell/>
          <table:table-cell table:style-name="ce14" table:number-columns-repeated="3"/>
          <table:table-cell table:style-name="ce16" table:formula="of:=[.B4]/[.B6]" office:value-type="float" office:value="1.02903463522476" calcext:value-type="float">
            <text:p>1.0290346352</text:p>
          </table:table-cell>
          <table:table-cell table:style-name="ce16" table:formula="of:=[.C4]/[.C6]" office:value-type="float" office:value="0.0577510017660623" calcext:value-type="float">
            <text:p>0.0577510018</text:p>
          </table:table-cell>
          <table:table-cell table:style-name="ce16" table:formula="of:=[.D4]/[.D6]" office:value-type="float" office:value="3.02212389380531" calcext:value-type="float">
            <text:p>3.0221238938</text:p>
          </table:table-cell>
          <table:table-cell table:style-name="ce16" table:formula="of:=[.E4]/[.E6]" office:value-type="float" office:value="2.76315789473684" calcext:value-type="float">
            <text:p>2.7631578947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6.739" calcext:value-type="float">
            <text:p>6.739</text:p>
          </table:table-cell>
          <table:table-cell office:value-type="float" office:value="6.1" calcext:value-type="float">
            <text:p>6.1</text:p>
          </table:table-cell>
          <table:table-cell table:style-name="Default" office:value-type="float" office:value="6.1" calcext:value-type="float">
            <text:p>6.1</text:p>
          </table:table-cell>
          <table:table-cell/>
          <table:table-cell table:style-name="ce14" table:formula="of:=[.C6]/[.C7]" office:value-type="float" office:value="233.079982193204" calcext:value-type="float">
            <text:p>233.0799821932</text:p>
          </table:table-cell>
          <table:table-cell table:style-name="ce14" table:formula="of:=[.D6]/[.D7]" office:value-type="float" office:value="3.70491803278689" calcext:value-type="float">
            <text:p>3.7049180328</text:p>
          </table:table-cell>
          <table:table-cell table:style-name="ce14" table:formula="of:=[.E6]/[.E7]" office:value-type="float" office:value="3.73770491803279" calcext:value-type="float">
            <text:p>3.737704918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4.237" calcext:value-type="float">
            <text:p>4.237</text:p>
          </table:table-cell>
          <table:table-cell table:style-name="ce6" office:value-type="float" office:value="4.342" calcext:value-type="float">
            <text:p>4.34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.779" calcext:value-type="float">
            <text:p>4.779</text:p>
          </table:table-cell>
          <table:table-cell table:style-name="ce6" office:value-type="float" office:value="139.159" calcext:value-type="float">
            <text:p>139.159</text:p>
          </table:table-cell>
          <table:table-cell office:value-type="float" office:value="169.5" calcext:value-type="float">
            <text:p>169.5</text:p>
          </table:table-cell>
          <table:table-cell table:style-name="Default" office:value-type="float" office:value="280.3" calcext:value-type="float">
            <text:p>280.3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67.944" calcext:value-type="float">
            <text:p>167.944</text:p>
          </table:table-cell>
          <table:table-cell office:value-type="float" office:value="11.3" calcext:value-type="float">
            <text:p>11.3</text:p>
          </table:table-cell>
          <table:table-cell table:style-name="Default" office:value-type="float" office:value="11.2" calcext:value-type="float">
            <text:p>11.2</text:p>
          </table:table-cell>
          <table:table-cell/>
          <table:table-cell table:style-name="ce14" table:formula="of:=[.C11]/[.C12]" office:value-type="float" office:value="0.82860358214643" calcext:value-type="float">
            <text:p>0.8286035821</text:p>
          </table:table-cell>
          <table:table-cell table:style-name="ce14" table:formula="of:=[.D11]/[.D12]" office:value-type="float" office:value="15" calcext:value-type="float">
            <text:p>15</text:p>
          </table:table-cell>
          <table:table-cell table:style-name="ce14" table:formula="of:=[.E11]/[.E12]" office:value-type="float" office:value="25.0267857142857" calcext:value-type="float">
            <text:p>25.0267857143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2.368" calcext:value-type="float">
            <text:p>2.368</text:p>
          </table:table-cell>
          <table:table-cell table:style-name="ce6" office:value-type="float" office:value="4135.784" calcext:value-type="float">
            <text:p>4135.784</text:p>
          </table:table-cell>
          <table:table-cell office:value-type="float" office:value="69.8" calcext:value-type="float">
            <text:p>69.8</text:p>
          </table:table-cell>
          <table:table-cell table:style-name="Default" office:value-type="float" office:value="62.4" calcext:value-type="float">
            <text:p>62.4</text:p>
          </table:table-cell>
          <table:table-cell/>
          <table:table-cell table:style-name="ce14" table:number-columns-repeated="3"/>
          <table:table-cell table:style-name="ce16" table:formula="of:=[.B11]/[.B13]" office:value-type="float" office:value="2.01815878378378" calcext:value-type="float">
            <text:p>2.0181587838</text:p>
          </table:table-cell>
          <table:table-cell table:style-name="ce16" table:formula="of:=[.C11]/[.C13]" office:value-type="float" office:value="0.033647550258911" calcext:value-type="float">
            <text:p>0.0336475503</text:p>
          </table:table-cell>
          <table:table-cell table:style-name="ce16" table:formula="of:=[.D11]/[.D13]" office:value-type="float" office:value="2.42836676217765" calcext:value-type="float">
            <text:p>2.4283667622</text:p>
          </table:table-cell>
          <table:table-cell table:style-name="ce16" table:formula="of:=[.E11]/[.E13]" office:value-type="float" office:value="4.49198717948718" calcext:value-type="float">
            <text:p>4.4919871795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47.326" calcext:value-type="float">
            <text:p>247.3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4" table:formula="of:=[.C13]/[.C14]" office:value-type="float" office:value="16.7219944526657" calcext:value-type="float">
            <text:p>16.7219944527</text:p>
          </table:table-cell>
          <table:table-cell table:style-name="ce14" table:formula="of:=[.D13]/[.D14]" office:value-type="float" office:value="11.6333333333333" calcext:value-type="float">
            <text:p>11.6333333333</text:p>
          </table:table-cell>
          <table:table-cell table:style-name="ce14" table:formula="of:=[.E13]/[.E14]" office:value-type="float" office:value="10.4" calcext:value-type="float">
            <text:p>10.4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7.074" calcext:value-type="float">
            <text:p>7.074</text:p>
          </table:table-cell>
          <table:table-cell table:style-name="ce6" office:value-type="float" office:value="7.012" calcext:value-type="float">
            <text:p>7.01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.1" calcext:value-type="float">
            <text:p>7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7.113" calcext:value-type="float">
            <text:p>7.113</text:p>
          </table:table-cell>
          <table:table-cell table:style-name="ce6" office:value-type="float" office:value="135.205" calcext:value-type="float">
            <text:p>135.205</text:p>
          </table:table-cell>
          <table:table-cell office:value-type="float" office:value="99.6" calcext:value-type="float">
            <text:p>99.6</text:p>
          </table:table-cell>
          <table:table-cell table:style-name="Default" office:value-type="float" office:value="176.6" calcext:value-type="float">
            <text:p>176.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35.799" calcext:value-type="float">
            <text:p>35.799</text:p>
          </table:table-cell>
          <table:table-cell office:value-type="float" office:value="12.3" calcext:value-type="float">
            <text:p>12.3</text:p>
          </table:table-cell>
          <table:table-cell table:style-name="Default" office:value-type="float" office:value="11.4" calcext:value-type="float">
            <text:p>11.4</text:p>
          </table:table-cell>
          <table:table-cell/>
          <table:table-cell table:style-name="ce14" table:formula="of:=[.C18]/[.C19]" office:value-type="float" office:value="3.77678147434286" calcext:value-type="float">
            <text:p>3.7767814743</text:p>
          </table:table-cell>
          <table:table-cell table:style-name="ce14" table:formula="of:=[.D18]/[.D19]" office:value-type="float" office:value="8.09756097560975" calcext:value-type="float">
            <text:p>8.0975609756</text:p>
          </table:table-cell>
          <table:table-cell table:style-name="ce14" table:formula="of:=[.E18]/[.E19]" office:value-type="float" office:value="15.4912280701754" calcext:value-type="float">
            <text:p>15.4912280702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6.804" calcext:value-type="float">
            <text:p>6.804</text:p>
          </table:table-cell>
          <table:table-cell table:style-name="ce6" office:value-type="float" office:value="1734.704" calcext:value-type="float">
            <text:p>1734.704</text:p>
          </table:table-cell>
          <table:table-cell office:value-type="float" office:value="58.1" calcext:value-type="float">
            <text:p>58.1</text:p>
          </table:table-cell>
          <table:table-cell table:style-name="Default" office:value-type="float" office:value="56.7" calcext:value-type="float">
            <text:p>56.7</text:p>
          </table:table-cell>
          <table:table-cell/>
          <table:table-cell table:style-name="ce14" table:number-columns-repeated="3"/>
          <table:table-cell table:style-name="ce16" table:formula="of:=[.B18]/[.B20]" office:value-type="float" office:value="1.04541446208113" calcext:value-type="float">
            <text:p>1.0454144621</text:p>
          </table:table-cell>
          <table:table-cell table:style-name="ce16" table:formula="of:=[.C18]/[.C20]" office:value-type="float" office:value="0.077941251072229" calcext:value-type="float">
            <text:p>0.0779412511</text:p>
          </table:table-cell>
          <table:table-cell table:style-name="ce16" table:formula="of:=[.D18]/[.D20]" office:value-type="float" office:value="1.71428571428571" calcext:value-type="float">
            <text:p>1.7142857143</text:p>
          </table:table-cell>
          <table:table-cell table:style-name="ce16" table:formula="of:=[.E18]/[.E20]" office:value-type="float" office:value="3.11463844797178" calcext:value-type="float">
            <text:p>3.114638448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35.686" calcext:value-type="float">
            <text:p>35.686</text:p>
          </table:table-cell>
          <table:table-cell office:value-type="float" office:value="6.1" calcext:value-type="float">
            <text:p>6.1</text:p>
          </table:table-cell>
          <table:table-cell table:style-name="Default" office:value-type="float" office:value="6.3" calcext:value-type="float">
            <text:p>6.3</text:p>
          </table:table-cell>
          <table:table-cell/>
          <table:table-cell table:style-name="ce14" table:formula="of:=[.C20]/[.C21]" office:value-type="float" office:value="48.6102112873396" calcext:value-type="float">
            <text:p>48.6102112873</text:p>
          </table:table-cell>
          <table:table-cell table:style-name="ce14" table:formula="of:=[.D20]/[.D21]" office:value-type="float" office:value="9.52459016393443" calcext:value-type="float">
            <text:p>9.5245901639</text:p>
          </table:table-cell>
          <table:table-cell table:style-name="ce14" table:formula="of:=[.E20]/[.E21]" office:value-type="float" office:value="9" calcext:value-type="float">
            <text:p>9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/>
          <table:table-cell table:style-name="ce6">
            <draw:frame table:end-cell-address="'with-compiler-optimizations'.U43" table:end-x="0.7346in" table:end-y="0.1673in" draw:z-index="2" draw:style-name="gr1" draw:text-style-name="P1" svg:width="6.0701in" svg:height="3.5in" svg:x="0.0228in" svg:y="0.0972in">
  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43" table:end-x="0.174in" table:end-y="0.1059in" draw:z-index="6" draw:style-name="gr1" draw:text-style-name="P1" svg:width="5.4913in" svg:height="3.4614in" svg:x="0.0409in" svg:y="0.0744in">
              <draw:object draw:notify-on-update-of-ranges="'with-compiler-optimizations'.A48:'with-compiler-optimizations'.A52 'with-compiler-optimizations'.B47:'with-compiler-optimizations'.B47 'with-compiler-optimizations'.B48:'with-compiler-optimizations'.B52 'with-compiler-optimizations'.C47:'with-compiler-optimizations'.C47 'with-compiler-optimizations'.C48:'with-compiler-optimizations'.C52 'with-compiler-optimizations'.D47:'with-compiler-optimizations'.D47 'with-compiler-optimizations'.D48:'with-compiler-optimizations'.D52 'with-compiler-optimizations'.E47:'with-compiler-optimizations'.E47 'with-compiler-optimizations'.E48:'with-compiler-optimizations'.E5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89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598" calcext:value-type="float">
            <text:p>10.598</text:p>
          </table:table-cell>
          <table:table-cell table:style-name="ce6" office:value-type="float" office:value="10.387" calcext:value-type="float">
            <text:p>10.387</text:p>
          </table:table-cell>
          <table:table-cell office:value-type="float" office:value="11.1" calcext:value-type="float">
            <text:p>11.1</text:p>
          </table:table-cell>
          <table:table-cell table:style-name="Default" office:value-type="float" office:value="10.7" calcext:value-type="float">
            <text:p>10.7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6.832" calcext:value-type="float">
            <text:p>16.832</text:p>
          </table:table-cell>
          <table:table-cell table:style-name="ce6" office:value-type="float" office:value="283.203" calcext:value-type="float">
            <text:p>283.203</text:p>
          </table:table-cell>
          <table:table-cell office:value-type="float" office:value="82.2" calcext:value-type="float">
            <text:p>82.2</text:p>
          </table:table-cell>
          <table:table-cell table:style-name="Default" office:value-type="float" office:value="201.8" calcext:value-type="float">
            <text:p>201.8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67.252" calcext:value-type="float">
            <text:p>67.252</text:p>
          </table:table-cell>
          <table:table-cell office:value-type="float" office:value="52.7" calcext:value-type="float">
            <text:p>52.7</text:p>
          </table:table-cell>
          <table:table-cell table:style-name="Default" office:value-type="float" office:value="52.1" calcext:value-type="float">
            <text:p>52.1</text:p>
          </table:table-cell>
          <table:table-cell/>
          <table:table-cell table:style-name="ce14" table:formula="of:=[.C25]/[.C26]" office:value-type="float" office:value="4.21107178968655" calcext:value-type="float">
            <text:p>4.2110717897</text:p>
          </table:table-cell>
          <table:table-cell table:style-name="ce14" table:formula="of:=[.D25]/[.D26]" office:value-type="float" office:value="1.55977229601518" calcext:value-type="float">
            <text:p>1.559772296</text:p>
          </table:table-cell>
          <table:table-cell table:style-name="ce14" table:formula="of:=[.E25]/[.E26]" office:value-type="float" office:value="3.87332053742802" calcext:value-type="float">
            <text:p>3.8733205374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0.326" calcext:value-type="float">
            <text:p>10.326</text:p>
          </table:table-cell>
          <table:table-cell table:style-name="ce6" office:value-type="float" office:value="8302.784" calcext:value-type="float">
            <text:p>8302.78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47.2" calcext:value-type="float">
            <text:p>47.2</text:p>
          </table:table-cell>
          <table:table-cell/>
          <table:table-cell table:style-name="ce14" table:number-columns-repeated="3"/>
          <table:table-cell table:style-name="ce16" table:formula="of:=[.B25]/[.B27]" office:value-type="float" office:value="1.63006004261089" calcext:value-type="float">
            <text:p>1.6300600426</text:p>
          </table:table-cell>
          <table:table-cell table:style-name="ce16" table:formula="of:=[.C25]/[.C27]" office:value-type="float" office:value="0.0341094023402271" calcext:value-type="float">
            <text:p>0.0341094023</text:p>
          </table:table-cell>
          <table:table-cell table:style-name="ce16" table:formula="of:=[.D25]/[.D27]" office:value-type="float" office:value="1.49454545454545" calcext:value-type="float">
            <text:p>1.4945454545</text:p>
          </table:table-cell>
          <table:table-cell table:style-name="ce16" table:formula="of:=[.E25]/[.E27]" office:value-type="float" office:value="4.27542372881356" calcext:value-type="float">
            <text:p>4.2754237288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62.283" calcext:value-type="float">
            <text:p>62.283</text:p>
          </table:table-cell>
          <table:table-cell office:value-type="float" office:value="8.1" calcext:value-type="float">
            <text:p>8.1</text:p>
          </table:table-cell>
          <table:table-cell table:style-name="Default" office:value-type="float" office:value="8.5" calcext:value-type="float">
            <text:p>8.5</text:p>
          </table:table-cell>
          <table:table-cell/>
          <table:table-cell table:style-name="ce14" table:formula="of:=[.C27]/[.C28]" office:value-type="float" office:value="133.307387248527" calcext:value-type="float">
            <text:p>133.3073872485</text:p>
          </table:table-cell>
          <table:table-cell table:style-name="ce14" table:formula="of:=[.D27]/[.D28]" office:value-type="float" office:value="6.79012345679012" calcext:value-type="float">
            <text:p>6.7901234568</text:p>
          </table:table-cell>
          <table:table-cell table:style-name="ce14" table:formula="of:=[.E27]/[.E28]" office:value-type="float" office:value="5.55294117647059" calcext:value-type="float">
            <text:p>5.5529411765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Linux Ubuntu 3.11.0-20-generic, Java 8 (b132), x64, 4 Cores, 2.8 GHz, 2.0 GB mem</text:p>
          </table:table-cell>
          <table:covered-table-cell table:number-columns-repeated="3" table:style-name="ce7"/>
          <table:covered-table-cell table:style-name="ce11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3.117" calcext:value-type="float">
            <text:p>13.117</text:p>
          </table:table-cell>
          <table:table-cell table:style-name="ce6" office:value-type="float" office:value="11.807" calcext:value-type="float">
            <text:p>11.807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3.446" calcext:value-type="float">
            <text:p>13.446</text:p>
          </table:table-cell>
          <table:table-cell table:style-name="ce6" office:value-type="float" office:value="187.238" calcext:value-type="float">
            <text:p>187.238</text:p>
          </table:table-cell>
          <table:table-cell office:value-type="float" office:value="111.8" calcext:value-type="float">
            <text:p>111.8</text:p>
          </table:table-cell>
          <table:table-cell table:style-name="Default" office:value-type="float" office:value="124.1" calcext:value-type="float">
            <text:p>124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4.496" calcext:value-type="float">
            <text:p>14.496</text:p>
          </table:table-cell>
          <table:table-cell office:value-type="float" office:value="16.8" calcext:value-type="float">
            <text:p>16.8</text:p>
          </table:table-cell>
          <table:table-cell table:style-name="Default" office:value-type="float" office:value="21.1" calcext:value-type="float">
            <text:p>21.1</text:p>
          </table:table-cell>
          <table:table-cell/>
          <table:table-cell table:style-name="ce14" table:formula="of:=[.C33]/[.C34]" office:value-type="float" office:value="12.9165286975717" calcext:value-type="float">
            <text:p>12.9165286976</text:p>
          </table:table-cell>
          <table:table-cell table:style-name="ce14" table:formula="of:=[.D33]/[.D34]" office:value-type="float" office:value="6.6547619047619" calcext:value-type="float">
            <text:p>6.6547619048</text:p>
          </table:table-cell>
          <table:table-cell table:style-name="ce14" table:formula="of:=[.E33]/[.E34]" office:value-type="float" office:value="5.88151658767773" calcext:value-type="float">
            <text:p>5.881516587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1.778" calcext:value-type="float">
            <text:p>11.778</text:p>
          </table:table-cell>
          <table:table-cell table:style-name="ce6" office:value-type="float" office:value="1346.2" calcext:value-type="float">
            <text:p>1346.2</text:p>
          </table:table-cell>
          <table:table-cell office:value-type="float" office:value="427.3" calcext:value-type="float">
            <text:p>427.3</text:p>
          </table:table-cell>
          <table:table-cell table:style-name="Default" office:value-type="float" office:value="437.1" calcext:value-type="float">
            <text:p>437.1</text:p>
          </table:table-cell>
          <table:table-cell/>
          <table:table-cell table:style-name="ce14" table:number-columns-repeated="3"/>
          <table:table-cell table:style-name="ce16" table:formula="of:=[.B33]/[.B35]" office:value-type="float" office:value="1.14161996943454" calcext:value-type="float">
            <text:p>1.1416199694</text:p>
          </table:table-cell>
          <table:table-cell table:style-name="ce16" table:formula="of:=[.C33]/[.C35]" office:value-type="float" office:value="0.139086317040559" calcext:value-type="float">
            <text:p>0.139086317</text:p>
          </table:table-cell>
          <table:table-cell table:style-name="ce16" table:formula="of:=[.D33]/[.D35]" office:value-type="float" office:value="0.261642873859115" calcext:value-type="float">
            <text:p>0.2616428739</text:p>
          </table:table-cell>
          <table:table-cell table:style-name="ce16" table:formula="of:=[.E33]/[.E35]" office:value-type="float" office:value="0.283916723861816" calcext:value-type="float">
            <text:p>0.2839167239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12.217" calcext:value-type="float">
            <text:p>12.217</text:p>
          </table:table-cell>
          <table:table-cell office:value-type="float" office:value="12.2" calcext:value-type="float">
            <text:p>12.2</text:p>
          </table:table-cell>
          <table:table-cell table:style-name="Default" office:value-type="float" office:value="13.2" calcext:value-type="float">
            <text:p>13.2</text:p>
          </table:table-cell>
          <table:table-cell/>
          <table:table-cell table:style-name="ce14" table:formula="of:=[.C35]/[.C36]" office:value-type="float" office:value="110.190717852173" calcext:value-type="float">
            <text:p>110.1907178522</text:p>
          </table:table-cell>
          <table:table-cell table:style-name="ce14" table:formula="of:=[.D35]/[.D36]" office:value-type="float" office:value="35.0245901639344" calcext:value-type="float">
            <text:p>35.0245901639</text:p>
          </table:table-cell>
          <table:table-cell table:style-name="ce14" table:formula="of:=[.E35]/[.E36]" office:value-type="float" office:value="33.1136363636364" calcext:value-type="float">
            <text:p>33.1136363636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 table:number-rows-repeated="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4.699" calcext:value-type="float">
            <text:p>4.699</text:p>
          </table:table-cell>
          <table:table-cell table:style-name="ce6" office:value-type="float" office:value="4.667" calcext:value-type="float">
            <text:p>4.66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.1" calcext:value-type="float">
            <text:p>13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5.593" calcext:value-type="float">
            <text:p>5.593</text:p>
          </table:table-cell>
          <table:table-cell table:style-name="ce6" office:value-type="float" office:value="252.805" calcext:value-type="float">
            <text:p>252.805</text:p>
          </table:table-cell>
          <table:table-cell office:value-type="float" office:value="287.6" calcext:value-type="float">
            <text:p>287.6</text:p>
          </table:table-cell>
          <table:table-cell table:style-name="Default" office:value-type="float" office:value="355.6" calcext:value-type="float">
            <text:p>355.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311.149" calcext:value-type="float">
            <text:p>311.149</text:p>
          </table:table-cell>
          <table:table-cell office:value-type="float" office:value="15.6" calcext:value-type="float">
            <text:p>15.6</text:p>
          </table:table-cell>
          <table:table-cell table:style-name="Default" office:value-type="float" office:value="15.7" calcext:value-type="float">
            <text:p>15.7</text:p>
          </table:table-cell>
          <table:table-cell/>
          <table:table-cell table:style-name="ce14" table:formula="of:=[.C41]/[.C42]" office:value-type="float" office:value="0.812488550501528" calcext:value-type="float">
            <text:p>0.8124885505</text:p>
          </table:table-cell>
          <table:table-cell table:style-name="ce14" table:formula="of:=[.D41]/[.D42]" office:value-type="float" office:value="18.4358974358974" calcext:value-type="float">
            <text:p>18.4358974359</text:p>
          </table:table-cell>
          <table:table-cell table:style-name="ce14" table:formula="of:=[.E41]/[.E42]" office:value-type="float" office:value="22.6496815286624" calcext:value-type="float">
            <text:p>22.649681528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3.215" calcext:value-type="float">
            <text:p>3.215</text:p>
          </table:table-cell>
          <table:table-cell table:style-name="ce6" office:value-type="float" office:value="4065.581" calcext:value-type="float">
            <text:p>4065.581</text:p>
          </table:table-cell>
          <table:table-cell office:value-type="float" office:value="286.8" calcext:value-type="float">
            <text:p>286.8</text:p>
          </table:table-cell>
          <table:table-cell table:style-name="Default" office:value-type="float" office:value="385.9" calcext:value-type="float">
            <text:p>385.9</text:p>
          </table:table-cell>
          <table:table-cell/>
          <table:table-cell table:style-name="ce14" table:number-columns-repeated="3"/>
          <table:table-cell table:style-name="ce16" table:formula="of:=[.B41]/[.B43]" office:value-type="float" office:value="1.73965785381026" calcext:value-type="float">
            <text:p>1.7396578538</text:p>
          </table:table-cell>
          <table:table-cell table:style-name="ce16" table:formula="of:=[.C41]/[.C43]" office:value-type="float" office:value="0.0621817644267818" calcext:value-type="float">
            <text:p>0.0621817644</text:p>
          </table:table-cell>
          <table:table-cell table:style-name="ce16" table:formula="of:=[.D41]/[.D43]" office:value-type="float" office:value="1.00278940027894" calcext:value-type="float">
            <text:p>1.0027894003</text:p>
          </table:table-cell>
          <table:table-cell table:style-name="ce16" table:formula="of:=[.E41]/[.E43]" office:value-type="float" office:value="0.92148224928738" calcext:value-type="float">
            <text:p>0.9214822493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388.181" calcext:value-type="float">
            <text:p>388.181</text:p>
          </table:table-cell>
          <table:table-cell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4" table:formula="of:=[.C43]/[.C44]" office:value-type="float" office:value="10.4734157519302" calcext:value-type="float">
            <text:p>10.4734157519</text:p>
          </table:table-cell>
          <table:table-cell table:style-name="ce14" table:formula="of:=[.D43]/[.D44]" office:value-type="float" office:value="27.3142857142857" calcext:value-type="float">
            <text:p>27.3142857143</text:p>
          </table:table-cell>
          <table:table-cell table:style-name="ce14" table:formula="of:=[.E43]/[.E44]" office:value-type="float" office:value="38.59" calcext:value-type="float">
            <text:p>38.59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/>
          <table:table-cell table:style-name="ce6">
            <draw:frame table:end-cell-address="'with-compiler-optimizations'.U66" table:end-x="0.802in" table:end-y="0.015in" draw:z-index="3" draw:style-name="gr1" draw:text-style-name="P1" svg:width="6.1531in" svg:height="3.4469in" svg:x="0.0071in" svg:y="0.1587in">
  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67" table:end-x="0.7031in" table:end-y="0.0437in" draw:z-index="7" draw:style-name="gr1" draw:text-style-name="P1" svg:width="6.039in" svg:height="3.8004in" svg:x="0.0224in" svg:y="0.0016in">
              <draw:object draw:notify-on-update-of-ranges="'with-compiler-optimizations'.A55:'with-compiler-optimizations'.A59 'with-compiler-optimizations'.B54:'with-compiler-optimizations'.B54 'with-compiler-optimizations'.B55:'with-compiler-optimizations'.B59 'with-compiler-optimizations'.C54:'with-compiler-optimizations'.C54 'with-compiler-optimizations'.C55:'with-compiler-optimizations'.C59 'with-compiler-optimizations'.D54:'with-compiler-optimizations'.D54 'with-compiler-optimizations'.D55:'with-compiler-optimizations'.D59 'with-compiler-optimizations'.E54:'with-compiler-optimizations'.E54 'with-compiler-optimizations'.E55:'with-compiler-optimizations'.E5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3.54" calcext:value-type="float">
            <text:p>13.54</text:p>
          </table:table-cell>
          <table:table-cell table:style-name="ce6" office:value-type="float" office:value="11.907" calcext:value-type="float">
            <text:p>11.907</text:p>
          </table:table-cell>
          <table:table-cell office:value-type="float" office:value="20.1" calcext:value-type="float">
            <text:p>20.1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3.548" calcext:value-type="float">
            <text:p>13.548</text:p>
          </table:table-cell>
          <table:table-cell table:style-name="ce6" office:value-type="float" office:value="291.827" calcext:value-type="float">
            <text:p>291.827</text:p>
          </table:table-cell>
          <table:table-cell office:value-type="float" office:value="247.5" calcext:value-type="float">
            <text:p>247.5</text:p>
          </table:table-cell>
          <table:table-cell table:style-name="Default" office:value-type="float" office:value="249.9" calcext:value-type="float">
            <text:p>249.9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89.058" calcext:value-type="float">
            <text:p>89.058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21.9" calcext:value-type="float">
            <text:p>21.9</text:p>
          </table:table-cell>
          <table:table-cell/>
          <table:table-cell table:style-name="ce14" table:formula="of:=[.C49]/[.C50]" office:value-type="float" office:value="3.27681960070965" calcext:value-type="float">
            <text:p>3.2768196007</text:p>
          </table:table-cell>
          <table:table-cell table:style-name="ce14" table:formula="of:=[.D49]/[.D50]" office:value-type="float" office:value="13.9044943820225" calcext:value-type="float">
            <text:p>13.904494382</text:p>
          </table:table-cell>
          <table:table-cell table:style-name="ce14" table:formula="of:=[.E49]/[.E50]" office:value-type="float" office:value="11.4109589041096" calcext:value-type="float">
            <text:p>11.4109589041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1.938" calcext:value-type="float">
            <text:p>11.938</text:p>
          </table:table-cell>
          <table:table-cell table:style-name="ce6" office:value-type="float" office:value="1423.887" calcext:value-type="float">
            <text:p>1423.887</text:p>
          </table:table-cell>
          <table:table-cell office:value-type="float" office:value="478" calcext:value-type="float">
            <text:p>478</text:p>
          </table:table-cell>
          <table:table-cell table:style-name="Default" office:value-type="float" office:value="556.6" calcext:value-type="float">
            <text:p>556.6</text:p>
          </table:table-cell>
          <table:table-cell/>
          <table:table-cell table:style-name="ce14" table:number-columns-repeated="3"/>
          <table:table-cell table:style-name="ce16" table:formula="of:=[.B49]/[.B51]" office:value-type="float" office:value="1.13486346121628" calcext:value-type="float">
            <text:p>1.1348634612</text:p>
          </table:table-cell>
          <table:table-cell table:style-name="ce16" table:formula="of:=[.C49]/[.C51]" office:value-type="float" office:value="0.204950954675476" calcext:value-type="float">
            <text:p>0.2049509547</text:p>
          </table:table-cell>
          <table:table-cell table:style-name="ce16" table:formula="of:=[.D49]/[.D51]" office:value-type="float" office:value="0.517782426778243" calcext:value-type="float">
            <text:p>0.5177824268</text:p>
          </table:table-cell>
          <table:table-cell table:style-name="ce16" table:formula="of:=[.E49]/[.E51]" office:value-type="float" office:value="0.44897592526051" calcext:value-type="float">
            <text:p>0.4489759253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72.547" calcext:value-type="float">
            <text:p>72.547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style-name="ce14" table:formula="of:=[.C51]/[.C52]" office:value-type="float" office:value="19.6270969164817" calcext:value-type="float">
            <text:p>19.6270969165</text:p>
          </table:table-cell>
          <table:table-cell table:style-name="ce14" table:formula="of:=[.D51]/[.D52]" office:value-type="float" office:value="38.5483870967742" calcext:value-type="float">
            <text:p>38.5483870968</text:p>
          </table:table-cell>
          <table:table-cell table:style-name="ce14" table:formula="of:=[.E51]/[.E52]" office:value-type="float" office:value="38.3862068965517" calcext:value-type="float">
            <text:p>38.3862068966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9.224" calcext:value-type="float">
            <text:p>19.224</text:p>
          </table:table-cell>
          <table:table-cell table:style-name="ce6" office:value-type="float" office:value="16.472" calcext:value-type="float">
            <text:p>16.472</text:p>
          </table:table-cell>
          <table:table-cell office:value-type="float" office:value="110.9" calcext:value-type="float">
            <text:p>110.9</text:p>
          </table:table-cell>
          <table:table-cell table:style-name="Default" office:value-type="float" office:value="114.8" calcext:value-type="float">
            <text:p>114.8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.916" calcext:value-type="float">
            <text:p>26.916</text:p>
          </table:table-cell>
          <table:table-cell table:style-name="ce6" office:value-type="float" office:value="580.509" calcext:value-type="float">
            <text:p>580.509</text:p>
          </table:table-cell>
          <table:table-cell office:value-type="float" office:value="301.2" calcext:value-type="float">
            <text:p>301.2</text:p>
          </table:table-cell>
          <table:table-cell table:style-name="Default" office:value-type="float" office:value="399.1" calcext:value-type="float">
            <text:p>399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36.363" calcext:value-type="float">
            <text:p>136.363</text:p>
          </table:table-cell>
          <table:table-cell office:value-type="float" office:value="109.4" calcext:value-type="float">
            <text:p>109.4</text:p>
          </table:table-cell>
          <table:table-cell table:style-name="Default" office:value-type="float" office:value="118.6" calcext:value-type="float">
            <text:p>118.6</text:p>
          </table:table-cell>
          <table:table-cell/>
          <table:table-cell table:style-name="ce14" table:formula="of:=[.C56]/[.C57]" office:value-type="float" office:value="4.25708586640071" calcext:value-type="float">
            <text:p>4.2570858664</text:p>
          </table:table-cell>
          <table:table-cell table:style-name="ce14" table:formula="of:=[.D56]/[.D57]" office:value-type="float" office:value="2.75319926873857" calcext:value-type="float">
            <text:p>2.7531992687</text:p>
          </table:table-cell>
          <table:table-cell table:style-name="ce14" table:formula="of:=[.E56]/[.E57]" office:value-type="float" office:value="3.36509274873524" calcext:value-type="float">
            <text:p>3.365092748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7.548" calcext:value-type="float">
            <text:p>17.548</text:p>
          </table:table-cell>
          <table:table-cell table:style-name="ce6" office:value-type="float" office:value="8292.391" calcext:value-type="float">
            <text:p>8292.391</text:p>
          </table:table-cell>
          <table:table-cell office:value-type="float" office:value="495.9" calcext:value-type="float">
            <text:p>495.9</text:p>
          </table:table-cell>
          <table:table-cell table:style-name="Default" office:value-type="float" office:value="564.5" calcext:value-type="float">
            <text:p>564.5</text:p>
          </table:table-cell>
          <table:table-cell/>
          <table:table-cell table:style-name="ce14" table:number-columns-repeated="3"/>
          <table:table-cell table:style-name="ce16" table:formula="of:=[.B56]/[.B58]" office:value-type="float" office:value="1.53385001139731" calcext:value-type="float">
            <text:p>1.5338500114</text:p>
          </table:table-cell>
          <table:table-cell table:style-name="ce16" table:formula="of:=[.C56]/[.C58]" office:value-type="float" office:value="0.0700050202649634" calcext:value-type="float">
            <text:p>0.0700050203</text:p>
          </table:table-cell>
          <table:table-cell table:style-name="ce16" table:formula="of:=[.D56]/[.D58]" office:value-type="float" office:value="0.607380520266183" calcext:value-type="float">
            <text:p>0.6073805203</text:p>
          </table:table-cell>
          <table:table-cell table:style-name="ce16" table:formula="of:=[.E56]/[.E58]" office:value-type="float" office:value="0.706997342781222" calcext:value-type="float">
            <text:p>0.7069973428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27.203" calcext:value-type="float">
            <text:p>127.203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style-name="ce14" table:formula="of:=[.C58]/[.C59]" office:value-type="float" office:value="65.1902156395683" calcext:value-type="float">
            <text:p>65.1902156396</text:p>
          </table:table-cell>
          <table:table-cell table:style-name="ce14" table:formula="of:=[.D58]/[.D59]" office:value-type="float" office:value="8.55" calcext:value-type="float">
            <text:p>8.55</text:p>
          </table:table-cell>
          <table:table-cell table:style-name="ce14" table:formula="of:=[.E58]/[.E59]" office:value-type="float" office:value="9.40833333333333" calcext:value-type="float">
            <text:p>9.408333333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4"/>
          <table:table-cell>
            <draw:frame table:end-cell-address="'with-compiler-optimizations'.U93" table:end-x="0.8047in" table:end-y="0.1335in" draw:z-index="1" draw:style-name="gr1" draw:text-style-name="P1" svg:width="6.1303in" svg:height="3.9398in" svg:x="0.0327in" svg:y="0.0591in">
  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92" table:end-x="0.7949in" table:end-y="0.1539in" draw:z-index="5" draw:style-name="gr1" draw:text-style-name="P1" svg:width="6.0713in" svg:height="3.7992in" svg:x="0.0819in" svg:y="0.052in">
              <draw:object draw:notify-on-update-of-ranges="'with-compiler-optimizations'.A40:'with-compiler-optimizations'.A44 'with-compiler-optimizations'.B39:'with-compiler-optimizations'.B39 'with-compiler-optimizations'.B40:'with-compiler-optimizations'.B44 'with-compiler-optimizations'.C39:'with-compiler-optimizations'.C39 'with-compiler-optimizations'.C40:'with-compiler-optimizations'.C44 'with-compiler-optimizations'.D39:'with-compiler-optimizations'.D39 'with-compiler-optimizations'.D40:'with-compiler-optimizations'.D44 'with-compiler-optimizations'.E39:'with-compiler-optimizations'.E39 'with-compiler-optimizations'.E40:'with-compiler-optimizations'.E4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5:'with-compiler-optimizations'.I5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6:'with-compiler-optimizations'.M5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without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8" table:number-columns-repeated="4" table:default-cell-style-name="ce6"/>
        <table:table-column table:style-name="co8" table:default-cell-style-name="Default"/>
        <table:table-column table:style-name="co8" table:number-columns-repeated="1006" table:default-cell-style-name="ce6"/>
        <table:table-row table:style-name="ro1">
          <table:table-cell table:style-name="ce5" office:value-type="string" calcext:value-type="string" table:number-columns-spanned="13" table:number-rows-spanned="1">
            <text:p>N=10000000 Doubles, Windows 8.1, Java 8 (b132), x64, 4 Cores, 2.8 GHz, 2.5 GB mem</text:p>
          </table:table-cell>
          <table:covered-table-cell table:number-columns-repeated="12"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2"/>
          <table:table-cell table:style-name="ce18" office:value-type="string" calcext:value-type="string">
            <text:p>WINDOWS</text:p>
          </table:table-cell>
          <table:table-cell table:number-columns-repeated="7"/>
          <table:table-cell>
            <draw:frame table:end-cell-address="without.X24" table:end-x="0.024in" table:end-y="0.0039in" draw:z-index="4" draw:style-name="gr1" draw:text-style-name="P1" svg:width="6.3in" svg:height="3.55in" svg:x="0.8685in" svg:y="0.1594in">
              <draw:object draw:notify-on-update-of-ranges="without.A38:without.A42 without.B37:without.B37 without.B38:without.B42 without.C37:without.C37 without.C38:without.C42 without.D37:without.D37 without.D38:without.D42 without.E37:without.E37 without.E38:without.E4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8" office:value-type="string" calcext:value-type="string">
            <text:p>LINU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544" calcext:value-type="float">
            <text:p>11.544</text:p>
          </table:table-cell>
          <table:table-cell table:style-name="ce6" office:value-type="float" office:value="11.619" calcext:value-type="float">
            <text:p>11.619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1.3" calcext:value-type="float">
            <text:p>11.3</text:p>
          </table:table-cell>
          <table:table-cell table:number-columns-repeated="2"/>
          <table:table-cell>
            <draw:frame table:end-cell-address="without.P24" table:end-x="0.0386in" table:end-y="0.0457in" draw:z-index="0" draw:style-name="gr1" draw:text-style-name="P1" svg:width="6.2961in" svg:height="3.55in" svg:x="0.0197in" svg:y="0.0331in">
              <draw:object draw:notify-on-update-of-ranges="without.A3:without.A7 without.B2:without.B2 without.B3:without.B7 without.C2:without.C2 without.C3:without.C7 without.D2:without.D2 without.D3:without.D7 without.E2:without.E2 without.E3:without.E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5.093" calcext:value-type="float">
            <text:p>45.093</text:p>
          </table:table-cell>
          <table:table-cell table:style-name="ce6" office:value-type="float" office:value="68.909" calcext:value-type="float">
            <text:p>68.909</text:p>
          </table:table-cell>
          <table:table-cell table:style-name="ce6" office:value-type="float" office:value="73.5" calcext:value-type="float">
            <text:p>73.5</text:p>
          </table:table-cell>
          <table:table-cell table:style-name="ce6" office:value-type="float" office:value="69.3" calcext:value-type="float">
            <text:p>69.3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3.39" calcext:value-type="float">
            <text:p>23.39</text:p>
          </table:table-cell>
          <table:table-cell table:style-name="ce6" office:value-type="float" office:value="1131.707" calcext:value-type="float">
            <text:p>1131.707</text:p>
          </table:table-cell>
          <table:table-cell table:style-name="ce6" office:value-type="float" office:value="62.2" calcext:value-type="float">
            <text:p>62.2</text:p>
          </table:table-cell>
          <table:table-cell table:style-name="ce6" office:value-type="float" office:value="25.3" calcext:value-type="float">
            <text:p>25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1.477" calcext:value-type="float">
            <text:p>11.477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12.7" calcext:value-type="float">
            <text:p>1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619" calcext:value-type="float">
            <text:p>8.619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13.7" calcext:value-type="float">
            <text:p>13.7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.065" calcext:value-type="float">
            <text:p>9.065</text:p>
          </table:table-cell>
          <table:table-cell table:style-name="ce6" office:value-type="float" office:value="9.005" calcext:value-type="float">
            <text:p>9.005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9.5" calcext:value-type="float">
            <text:p>9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3.99" calcext:value-type="float">
            <text:p>43.99</text:p>
          </table:table-cell>
          <table:table-cell table:style-name="ce6" office:value-type="float" office:value="281.839" calcext:value-type="float">
            <text:p>281.839</text:p>
          </table:table-cell>
          <table:table-cell table:style-name="ce6" office:value-type="float" office:value="179.8" calcext:value-type="float">
            <text:p>179.8</text:p>
          </table:table-cell>
          <table:table-cell table:style-name="ce6" office:value-type="float" office:value="316.1" calcext:value-type="float">
            <text:p>316.1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9.889" calcext:value-type="float">
            <text:p>39.889</text:p>
          </table:table-cell>
          <table:table-cell table:style-name="ce6" office:value-type="float" office:value="3803.224" calcext:value-type="float">
            <text:p>3803.224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71.1" calcext:value-type="float">
            <text:p>71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208.58" calcext:value-type="float">
            <text:p>208.58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12.1" calcext:value-type="float">
            <text:p>1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64.186" calcext:value-type="float">
            <text:p>264.186</text:p>
          </table:table-cell>
          <table:table-cell table:style-name="ce6" office:value-type="float" office:value="7.2" calcext:value-type="float">
            <text:p>7.2</text:p>
          </table:table-cell>
          <table:table-cell table:style-name="ce6" office:value-type="float" office:value="7.3" calcext:value-type="float">
            <text:p>7.3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629" calcext:value-type="float">
            <text:p>11.629</text:p>
          </table:table-cell>
          <table:table-cell table:style-name="ce6" office:value-type="float" office:value="11.699" calcext:value-type="float">
            <text:p>11.699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4.7" calcext:value-type="float">
            <text:p>1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6.589" calcext:value-type="float">
            <text:p>46.589</text:p>
          </table:table-cell>
          <table:table-cell table:style-name="ce6" office:value-type="float" office:value="81.225" calcext:value-type="float">
            <text:p>81.225</text:p>
          </table:table-cell>
          <table:table-cell table:style-name="ce6" office:value-type="float" office:value="112.7" calcext:value-type="float">
            <text:p>112.7</text:p>
          </table:table-cell>
          <table:table-cell table:style-name="ce6" office:value-type="float" office:value="185.5" calcext:value-type="float">
            <text:p>185.5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6.953" calcext:value-type="float">
            <text:p>36.953</text:p>
          </table:table-cell>
          <table:table-cell table:style-name="ce6" office:value-type="float" office:value="1158.307" calcext:value-type="float">
            <text:p>1158.307</text:p>
          </table:table-cell>
          <table:table-cell table:style-name="ce6" office:value-type="float" office:value="70.3" calcext:value-type="float">
            <text:p>70.3</text:p>
          </table:table-cell>
          <table:table-cell table:style-name="ce6" office:value-type="float" office:value="62.1" calcext:value-type="float">
            <text:p>6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5.796" calcext:value-type="float">
            <text:p>55.796</text:p>
          </table:table-cell>
          <table:table-cell table:style-name="ce6" office:value-type="float" office:value="20.4" calcext:value-type="float">
            <text:p>20.4</text:p>
          </table:table-cell>
          <table:table-cell table:style-name="ce6" office:value-type="float" office:value="16.9" calcext:value-type="float">
            <text:p>16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479" calcext:value-type="float">
            <text:p>51.479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10.4" calcext:value-type="float">
            <text:p>10.4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/>
          <table:table-cell>
            <draw:frame table:end-cell-address="without.P46" table:end-x="0.0071in" table:end-y="0.0705in" draw:z-index="2" draw:style-name="gr1" draw:text-style-name="P1" svg:width="6.298in" svg:height="3.5839in" svg:x="0.5374in" svg:y="0.0764in">
              <draw:object draw:notify-on-update-of-ranges="without.A19:without.A23 without.B18:without.B18 without.B19:without.B23 without.C18:without.C18 without.C19:without.C23 without.D18:without.D18 without.D19:without.D23 without.E18:without.E18 without.E19:without.E2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  <table:table-cell>
            <draw:frame table:end-cell-address="without.W46" table:end-x="0.874in" table:end-y="0.0606in" draw:z-index="6" draw:style-name="gr1" draw:text-style-name="P1" svg:width="6.3012in" svg:height="3.5839in" svg:x="0.8248in" svg:y="0.0665in">
              <draw:object draw:notify-on-update-of-ranges="without.A54:without.A58 without.B53:without.B53 without.B54:without.B58 without.C53:without.C53 without.C54:without.C58 without.D53:without.D53 without.D54:without.D58 without.E53:without.E53 without.E54:without.E5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229.76" calcext:value-type="float">
            <text:p>229.76</text:p>
          </table:table-cell>
          <table:table-cell table:style-name="ce6" office:value-type="float" office:value="228.633" calcext:value-type="float">
            <text:p>228.633</text:p>
          </table:table-cell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285.8" calcext:value-type="float">
            <text:p>285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2.315" calcext:value-type="float">
            <text:p>262.315</text:p>
          </table:table-cell>
          <table:table-cell table:style-name="ce6" office:value-type="float" office:value="550.499" calcext:value-type="float">
            <text:p>550.499</text:p>
          </table:table-cell>
          <table:table-cell table:style-name="ce6" office:value-type="float" office:value="321.4" calcext:value-type="float">
            <text:p>321.4</text:p>
          </table:table-cell>
          <table:table-cell table:style-name="ce6" office:value-type="float" office:value="429.9" calcext:value-type="float">
            <text:p>42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100.417" calcext:value-type="float">
            <text:p>100.417</text:p>
          </table:table-cell>
          <table:table-cell table:style-name="ce6" office:value-type="float" office:value="5210.339" calcext:value-type="float">
            <text:p>5210.339</text:p>
          </table:table-cell>
          <table:table-cell table:style-name="ce6" office:value-type="float" office:value="151.1" calcext:value-type="float">
            <text:p>151.1</text:p>
          </table:table-cell>
          <table:table-cell table:style-name="ce6" office:value-type="float" office:value="148.5" calcext:value-type="float">
            <text:p>148.5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3.577" calcext:value-type="float">
            <text:p>533.577</text:p>
          </table:table-cell>
          <table:table-cell table:style-name="ce6" office:value-type="float" office:value="261.8" calcext:value-type="float">
            <text:p>261.8</text:p>
          </table:table-cell>
          <table:table-cell table:style-name="ce6" office:value-type="float" office:value="260.6" calcext:value-type="float">
            <text:p>260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50.673" calcext:value-type="float">
            <text:p>150.673</text:p>
          </table:table-cell>
          <table:table-cell table:style-name="ce6" office:value-type="float" office:value="105.9" calcext:value-type="float">
            <text:p>105.9</text:p>
          </table:table-cell>
          <table:table-cell table:style-name="ce6" office:value-type="float" office:value="104.7" calcext:value-type="float">
            <text:p>104.7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N=10000000 Doubles, Linux Ubuntu 3.11.0-20-generic, Java 8 (b132), x64, 4 Cores, 2.8 GHz, 2.0 GB me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02" calcext:value-type="float">
            <text:p>10.402</text:p>
          </table:table-cell>
          <table:table-cell table:style-name="ce6" office:value-type="float" office:value="10.43" calcext:value-type="float">
            <text:p>10.43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29.4" calcext:value-type="float">
            <text:p>29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2.011" calcext:value-type="float">
            <text:p>42.011</text:p>
          </table:table-cell>
          <table:table-cell table:style-name="ce6" office:value-type="float" office:value="64.338" calcext:value-type="float">
            <text:p>64.338</text:p>
          </table:table-cell>
          <table:table-cell table:style-name="ce6" office:value-type="float" office:value="105.1" calcext:value-type="float">
            <text:p>105.1</text:p>
          </table:table-cell>
          <table:table-cell table:style-name="ce6" office:value-type="float" office:value="106.3" calcext:value-type="float">
            <text:p>10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1.99" calcext:value-type="float">
            <text:p>21.99</text:p>
          </table:table-cell>
          <table:table-cell table:style-name="ce6" office:value-type="float" office:value="1585.852" calcext:value-type="float">
            <text:p>1585.852</text:p>
          </table:table-cell>
          <table:table-cell table:style-name="ce6" office:value-type="float" office:value="465.3" calcext:value-type="float">
            <text:p>465.3</text:p>
          </table:table-cell>
          <table:table-cell table:style-name="ce6" office:value-type="float" office:value="449" calcext:value-type="float">
            <text:p>4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0.486" calcext:value-type="float">
            <text:p>10.48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1.2" calcext:value-type="float">
            <text:p>31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156" calcext:value-type="float">
            <text:p>8.156</text:p>
          </table:table-cell>
          <table:table-cell table:style-name="ce6" office:value-type="float" office:value="17.4" calcext:value-type="float">
            <text:p>17.4</text:p>
          </table:table-cell>
          <table:table-cell table:style-name="ce6" office:value-type="float" office:value="15.8" calcext:value-type="float">
            <text:p>15.8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8.781" calcext:value-type="float">
            <text:p>8.781</text:p>
          </table:table-cell>
          <table:table-cell table:style-name="ce6" office:value-type="float" office:value="8.745" calcext:value-type="float">
            <text:p>8.745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7.1" calcext:value-type="float">
            <text:p>27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88.632" calcext:value-type="float">
            <text:p>88.632</text:p>
          </table:table-cell>
          <table:table-cell table:style-name="ce6" office:value-type="float" office:value="267.996" calcext:value-type="float">
            <text:p>267.996</text:p>
          </table:table-cell>
          <table:table-cell table:style-name="ce6" office:value-type="float" office:value="298.9" calcext:value-type="float">
            <text:p>298.9</text:p>
          </table:table-cell>
          <table:table-cell table:style-name="ce6" office:value-type="float" office:value="341.2" calcext:value-type="float">
            <text:p>341.2</text:p>
          </table:table-cell>
          <table:table-cell/>
          <table:table-cell>
            <draw:frame table:end-cell-address="without.P69" table:end-x="0.0059in" table:end-y="0.0673in" draw:z-index="3" draw:style-name="gr1" draw:text-style-name="P1" svg:width="6.2972in" svg:height="3.6638in" svg:x="0.537in" svg:y="0.1433in">
              <draw:object draw:notify-on-update-of-ranges="without.A26:without.A30 without.B25:without.B25 without.B26:without.B30 without.C25:without.C25 without.C26:without.C30 without.D25:without.D25 without.D26:without.D30 without.E25:without.E25 without.E26:without.E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8"/>
          <table:table-cell>
            <draw:frame table:end-cell-address="without.X69" table:end-x="0.013in" table:end-y="0.0138in" draw:z-index="7" draw:style-name="gr1" draw:text-style-name="P1" svg:width="6.3in" svg:height="3.6728in" svg:x="0.8575in" svg:y="0.0807in">
              <draw:object draw:notify-on-update-of-ranges="without.A61:without.A65 without.B60:without.B60 without.B61:without.B65 without.C60:without.C60 without.C61:without.C65 without.D60:without.D60 without.D61:without.D65 without.E60:without.E60 without.E61:without.E6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46.139" calcext:value-type="float">
            <text:p>46.139</text:p>
          </table:table-cell>
          <table:table-cell table:style-name="ce6" office:value-type="float" office:value="2874.991" calcext:value-type="float">
            <text:p>2874.991</text:p>
          </table:table-cell>
          <table:table-cell table:style-name="ce6" office:value-type="float" office:value="286.8" calcext:value-type="float">
            <text:p>286.8</text:p>
          </table:table-cell>
          <table:table-cell table:style-name="ce6" office:value-type="float" office:value="390.9" calcext:value-type="float">
            <text:p>390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98.948" calcext:value-type="float">
            <text:p>198.94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.4" calcext:value-type="float">
            <text:p>2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55.72" calcext:value-type="float">
            <text:p>255.72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2.2" calcext:value-type="float">
            <text:p>12.2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5" calcext:value-type="float">
            <text:p>10.45</text:p>
          </table:table-cell>
          <table:table-cell table:style-name="ce6" office:value-type="float" office:value="10.453" calcext:value-type="float">
            <text:p>10.453</text:p>
          </table:table-cell>
          <table:table-cell table:style-name="ce6" office:value-type="float" office:value="29.1" calcext:value-type="float">
            <text:p>29.1</text:p>
          </table:table-cell>
          <table:table-cell table:style-name="ce6" office:value-type="float" office:value="28.9" calcext:value-type="float">
            <text:p>28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1.816" calcext:value-type="float">
            <text:p>41.816</text:p>
          </table:table-cell>
          <table:table-cell table:style-name="ce6" office:value-type="float" office:value="77.143" calcext:value-type="float">
            <text:p>77.143</text:p>
          </table:table-cell>
          <table:table-cell table:style-name="ce6" office:value-type="float" office:value="253.3" calcext:value-type="float">
            <text:p>253.3</text:p>
          </table:table-cell>
          <table:table-cell table:style-name="ce6" office:value-type="float" office:value="232.7" calcext:value-type="float">
            <text:p>23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4.753" calcext:value-type="float">
            <text:p>34.753</text:p>
          </table:table-cell>
          <table:table-cell table:style-name="ce6" office:value-type="float" office:value="1583.909" calcext:value-type="float">
            <text:p>1583.909</text:p>
          </table:table-cell>
          <table:table-cell table:style-name="ce6" office:value-type="float" office:value="516.2" calcext:value-type="float">
            <text:p>516.2</text:p>
          </table:table-cell>
          <table:table-cell table:style-name="ce6" office:value-type="float" office:value="496.3" calcext:value-type="float">
            <text:p>49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.992" calcext:value-type="float">
            <text:p>53.992</text:p>
          </table:table-cell>
          <table:table-cell table:style-name="ce6" office:value-type="float" office:value="31.5" calcext:value-type="float">
            <text:p>31.5</text:p>
          </table:table-cell>
          <table:table-cell table:style-name="ce6" office:value-type="float" office:value="29.3" calcext:value-type="float">
            <text:p>2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603" calcext:value-type="float">
            <text:p>51.603</text:p>
          </table:table-cell>
          <table:table-cell table:style-name="ce6" office:value-type="float" office:value="14.2" calcext:value-type="float">
            <text:p>14.2</text:p>
          </table:table-cell>
          <table:table-cell table:style-name="ce6" office:value-type="float" office:value="14.5" calcext:value-type="float">
            <text:p>14.5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7.482" calcext:value-type="float">
            <text:p>97.482</text:p>
          </table:table-cell>
          <table:table-cell table:style-name="ce6" office:value-type="float" office:value="97.469" calcext:value-type="float">
            <text:p>97.469</text:p>
          </table:table-cell>
          <table:table-cell table:style-name="ce6" office:value-type="float" office:value="458.1" calcext:value-type="float">
            <text:p>458.1</text:p>
          </table:table-cell>
          <table:table-cell table:style-name="ce6" office:value-type="float" office:value="459.3" calcext:value-type="float">
            <text:p>45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14.008" calcext:value-type="float">
            <text:p>114.008</text:p>
          </table:table-cell>
          <table:table-cell table:style-name="ce6" office:value-type="float" office:value="451.097" calcext:value-type="float">
            <text:p>451.097</text:p>
          </table:table-cell>
          <table:table-cell table:style-name="ce6" office:value-type="float" office:value="627.5" calcext:value-type="float">
            <text:p>627.5</text:p>
          </table:table-cell>
          <table:table-cell table:style-name="ce6" office:value-type="float" office:value="711.4" calcext:value-type="float">
            <text:p>711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58.17" calcext:value-type="float">
            <text:p>58.17</text:p>
          </table:table-cell>
          <table:table-cell table:style-name="ce6" office:value-type="float" office:value="4251.675" calcext:value-type="float">
            <text:p>4251.675</text:p>
          </table:table-cell>
          <table:table-cell table:style-name="ce6" office:value-type="float" office:value="670.3" calcext:value-type="float">
            <text:p>670.3</text:p>
          </table:table-cell>
          <table:table-cell table:style-name="ce6" office:value-type="float" office:value="646.2" calcext:value-type="float">
            <text:p>646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73.778" calcext:value-type="float">
            <text:p>173.778</text:p>
          </table:table-cell>
          <table:table-cell table:style-name="ce6" office:value-type="float" office:value="464.2" calcext:value-type="float">
            <text:p>464.2</text:p>
          </table:table-cell>
          <table:table-cell table:style-name="ce6" office:value-type="float" office:value="464.1" calcext:value-type="float">
            <text:p>464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05.032" calcext:value-type="float">
            <text:p>105.032</text:p>
          </table:table-cell>
          <table:table-cell table:style-name="ce6" office:value-type="float" office:value="202.3" calcext:value-type="float">
            <text:p>202.3</text:p>
          </table:table-cell>
          <table:table-cell table:style-name="ce6" office:value-type="float" office:value="203.4" calcext:value-type="float">
            <text:p>203.4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5"/>
          <table:table-cell>
            <draw:frame table:end-cell-address="without.X91" table:end-x="0.013in" table:end-y="0.0059in" draw:z-index="5" draw:style-name="gr1" draw:text-style-name="P1" svg:width="6.3004in" svg:height="3.5945in" svg:x="0.8571in" svg:y="0.1307in">
              <draw:object draw:notify-on-update-of-ranges="without.A46:without.A50 without.B45:without.B45 without.B46:without.B50 without.C45:without.C45 without.C46:without.C50 without.D45:without.D45 without.D46:without.D50 without.E45:without.E45 without.E46:without.E5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08"/>
        </table:table-row>
        <table:table-row table:style-name="ro3">
          <table:table-cell table:number-columns-repeated="6"/>
          <table:table-cell>
            <draw:frame table:end-cell-address="without.P91" table:end-x="0.0055in" table:end-y="0.1098in" draw:z-index="1" draw:style-name="gr1" draw:text-style-name="P1" svg:width="6.2972in" svg:height="3.5945in" svg:x="0.5366in" svg:y="0.0575in">
              <draw:object draw:notify-on-update-of-ranges="without.A11:without.A15 without.B10:without.B10 without.B11:without.B15 without.C10:without.C10 without.C11:without.C15 without.D10:without.D10 without.D11:without.D15 without.E10:without.E10 without.E11:without.E1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26T16:22:49.300321545</dc:date>
    <meta:editing-cycles>15</meta:editing-cycles>
    <meta:editing-duration>PT14H4M23S</meta:editing-duration>
    <meta:generator>LibreOffice/4.1.3.2$Linux_X86_64 LibreOffice_project/410m0$Build-2</meta:generator>
    <meta:printed-by>Aggelos Biboudis</meta:printed-by>
    <meta:document-statistic meta:table-count="2" meta:cell-count="545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14cm" svg:height="8.274cm" xlink:href=".." xlink:type="simple" chart:class="chart:bar" chart:style-name="ch1">
        <chart:title svg:x="0cm" svg:y="0.003cm" chart:style-name="ch2">
          <text:p>Sum</text:p>
        </chart:title>
        <chart:legend chart:legend-position="end" svg:x="13.786cm" svg:y="3.091cm" style:legend-expansion="high" chart:style-name="ch3"/>
        <chart:plot-area chart:style-name="ch4" table:cell-range-address="'with-compiler-optimizations'.A2:'with-compiler-optimizations'.E7" chart:data-source-has-labels="both" svg:x="0.758cm" svg:y="1.601cm" svg:width="12.412cm" svg:height="6.088cm">
          <chartooo:coordinate-region svg:x="1.565cm" svg:y="1.8cm" svg:width="11.525cm" svg:height="5.242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9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0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1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">
                <text:p>6.96</text:p>
                <draw:g>
                  <svg:desc>'with-compiler-optimizations'.B3:'with-compiler-optimizations'.B7</svg:desc>
                </draw:g>
              </table:table-cell>
              <table:table-cell office:value-type="float" office:value="6.883">
                <text:p>6.883</text:p>
                <draw:g>
                  <svg:desc>'with-compiler-optimizations'.C3:'with-compiler-optimizations'.C7</svg:desc>
                </draw:g>
              </table:table-cell>
              <table:table-cell office:value-type="float" office:value="7">
                <text:p>7</text:p>
                <draw:g>
                  <svg:desc>'with-compiler-optimizations'.D3:'with-compiler-optimizations'.D7</svg:desc>
                </draw:g>
              </table:table-cell>
              <table:table-cell office:value-type="float" office:value="7.8">
                <text:p>7.8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82">
                <text:p>6.982</text:p>
              </table:table-cell>
              <table:table-cell office:value-type="float" office:value="90.711">
                <text:p>90.711</text:p>
              </table:table-cell>
              <table:table-cell office:value-type="float" office:value="68.3">
                <text:p>68.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39">
                <text:p>6.939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85">
                <text:p>6.785</text:p>
              </table:table-cell>
              <table:table-cell office:value-type="float" office:value="1570.726">
                <text:p>1570.726</text:p>
              </table:table-cell>
              <table:table-cell office:value-type="float" office:value="22.6">
                <text:p>22.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9">
                <text:p>6.739</text:p>
              </table:table-cell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129cm" xlink:href=".." xlink:type="simple" chart:class="chart:bar" chart:style-name="ch1">
        <chart:title svg:x="0cm" svg:y="0.004cm" chart:style-name="ch2">
          <text:p>Cartesian</text:p>
        </chart:title>
        <chart:legend chart:legend-position="end" svg:x="14.368cm" svg:y="3.518cm" style:legend-expansion="high" chart:style-name="ch3"/>
        <chart:plot-area chart:style-name="ch4" table:cell-range-address="without.A10:without.E15" chart:data-source-has-labels="both" svg:x="0.769cm" svg:y="1.669cm" svg:width="12.961cm" svg:height="6.858cm">
          <chartooo:coordinate-region svg:x="1.576cm" svg:y="1.868cm" svg:width="12.154cm" svg:height="4.426cm"/>
          <chart:axis chart:dimension="x" chart:name="primary-x" chart:style-name="ch5" chartooo:axis-type="auto">
            <chartooo:date-scale/>
            <chart:categories table:cell-range-address="without.A11:without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1:without.B15" chart:label-cell-address="without.B10:without.B10" chart:class="chart:bar">
            <chart:data-point chart:repeated="5"/>
          </chart:series>
          <chart:series chart:style-name="ch9" chart:values-cell-range-address="without.C11:without.C15" chart:label-cell-address="without.C10:without.C10" chart:class="chart:bar">
            <chart:data-point chart:repeated="5"/>
          </chart:series>
          <chart:series chart:style-name="ch10" chart:values-cell-range-address="without.D11:without.D15" chart:label-cell-address="without.D10:without.D10" chart:class="chart:bar">
            <chart:data-point chart:repeated="5"/>
          </chart:series>
          <chart:series chart:style-name="ch11" chart:values-cell-range-address="without.E11:without.E15" chart:label-cell-address="without.E10:without.E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0:without.B10</svg:desc>
                </draw:g>
              </table:table-cell>
              <table:table-cell office:value-type="string">
                <text:p>Scala</text:p>
                <draw:g>
                  <svg:desc>without.C10:without.C10</svg:desc>
                </draw:g>
              </table:table-cell>
              <table:table-cell office:value-type="string">
                <text:p>C#</text:p>
                <draw:g>
                  <svg:desc>without.D10:without.D10</svg:desc>
                </draw:g>
              </table:table-cell>
              <table:table-cell office:value-type="string">
                <text:p>F#</text:p>
                <draw:g>
                  <svg:desc>without.E10:without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1:without.A15</svg:desc>
                </draw:g>
              </table:table-cell>
              <table:table-cell office:value-type="float" office:value="9.065">
                <text:p>9.065</text:p>
                <draw:g>
                  <svg:desc>without.B11:without.B15</svg:desc>
                </draw:g>
              </table:table-cell>
              <table:table-cell office:value-type="float" office:value="9.005">
                <text:p>9.005</text:p>
                <draw:g>
                  <svg:desc>without.C11:without.C15</svg:desc>
                </draw:g>
              </table:table-cell>
              <table:table-cell office:value-type="float" office:value="12.4">
                <text:p>12.4</text:p>
                <draw:g>
                  <svg:desc>without.D11:without.D15</svg:desc>
                </draw:g>
              </table:table-cell>
              <table:table-cell office:value-type="float" office:value="9.5">
                <text:p>9.5</text:p>
                <draw:g>
                  <svg:desc>without.E11:without.E1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3.99">
                <text:p>43.99</text:p>
              </table:table-cell>
              <table:table-cell office:value-type="float" office:value="281.839">
                <text:p>281.839</text:p>
              </table:table-cell>
              <table:table-cell office:value-type="float" office:value="179.8">
                <text:p>179.8</text:p>
              </table:table-cell>
              <table:table-cell office:value-type="float" office:value="316.1">
                <text:p>316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9.889">
                <text:p>39.889</text:p>
              </table:table-cell>
              <table:table-cell office:value-type="float" office:value="3803.224">
                <text:p>3803.224</text:p>
              </table:table-cell>
              <table:table-cell office:value-type="float" office:value="82.8">
                <text:p>82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8.58">
                <text:p>208.58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64.186">
                <text:p>264.18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104cm" xlink:href=".." xlink:type="simple" chart:class="chart:bar" chart:style-name="ch1">
        <chart:title svg:x="0.003cm" svg:y="0.002cm" chart:style-name="ch2">
          <text:p>Sum of Squares</text:p>
        </chart:title>
        <chart:legend chart:legend-position="end" svg:x="14.37cm" svg:y="3.506cm" style:legend-expansion="high" chart:style-name="ch3"/>
        <chart:plot-area chart:style-name="ch4" table:cell-range-address="without.A18:without.E23" chart:data-source-has-labels="both" svg:x="0.769cm" svg:y="1.669cm" svg:width="12.963cm" svg:height="6.833cm">
          <chartooo:coordinate-region svg:x="1.576cm" svg:y="1.868cm" svg:width="12.156cm" svg:height="4.401cm"/>
          <chart:axis chart:dimension="x" chart:name="primary-x" chart:style-name="ch5" chartooo:axis-type="auto">
            <chartooo:date-scale/>
            <chart:categories table:cell-range-address="without.A19:without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9:without.B23" chart:label-cell-address="without.B18:without.B18" chart:class="chart:bar">
            <chart:data-point chart:repeated="5"/>
          </chart:series>
          <chart:series chart:style-name="ch9" chart:values-cell-range-address="without.C19:without.C23" chart:label-cell-address="without.C18:without.C18" chart:class="chart:bar">
            <chart:data-point chart:repeated="5"/>
          </chart:series>
          <chart:series chart:style-name="ch10" chart:values-cell-range-address="without.D19:without.D23" chart:label-cell-address="without.D18:without.D18" chart:class="chart:bar">
            <chart:data-point chart:repeated="5"/>
          </chart:series>
          <chart:series chart:style-name="ch11" chart:values-cell-range-address="without.E19:without.E23" chart:label-cell-address="without.E18:without.E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8:without.B18</svg:desc>
                </draw:g>
              </table:table-cell>
              <table:table-cell office:value-type="string">
                <text:p>Scala</text:p>
                <draw:g>
                  <svg:desc>without.C18:without.C18</svg:desc>
                </draw:g>
              </table:table-cell>
              <table:table-cell office:value-type="string">
                <text:p>C#</text:p>
                <draw:g>
                  <svg:desc>without.D18:without.D18</svg:desc>
                </draw:g>
              </table:table-cell>
              <table:table-cell office:value-type="string">
                <text:p>F#</text:p>
                <draw:g>
                  <svg:desc>without.E18:without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9:without.A23</svg:desc>
                </draw:g>
              </table:table-cell>
              <table:table-cell office:value-type="float" office:value="11.629">
                <text:p>11.629</text:p>
                <draw:g>
                  <svg:desc>without.B19:without.B23</svg:desc>
                </draw:g>
              </table:table-cell>
              <table:table-cell office:value-type="float" office:value="11.699">
                <text:p>11.699</text:p>
                <draw:g>
                  <svg:desc>without.C19:without.C23</svg:desc>
                </draw:g>
              </table:table-cell>
              <table:table-cell office:value-type="float" office:value="14.5">
                <text:p>14.5</text:p>
                <draw:g>
                  <svg:desc>without.D19:without.D23</svg:desc>
                </draw:g>
              </table:table-cell>
              <table:table-cell office:value-type="float" office:value="14.7">
                <text:p>14.7</text:p>
                <draw:g>
                  <svg:desc>without.E19:without.E2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6.589">
                <text:p>46.589</text:p>
              </table:table-cell>
              <table:table-cell office:value-type="float" office:value="81.225">
                <text:p>81.225</text:p>
              </table:table-cell>
              <table:table-cell office:value-type="float" office:value="112.7">
                <text:p>112.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6.953">
                <text:p>36.953</text:p>
              </table:table-cell>
              <table:table-cell office:value-type="float" office:value="1158.307">
                <text:p>1158.307</text:p>
              </table:table-cell>
              <table:table-cell office:value-type="float" office:value="70.3">
                <text:p>70.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5.796">
                <text:p>55.796</text:p>
              </table:table-cell>
              <table:table-cell office:value-type="float" office:value="20.4">
                <text:p>20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479">
                <text:p>51.479</text:p>
              </table:table-cell>
              <table:table-cell office:value-type="float" office:value="10.5">
                <text:p>10.5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311cm" xlink:href=".." xlink:type="simple" chart:class="chart:bar" chart:style-name="ch1">
        <chart:title svg:x="0.003cm" svg:y="0.004cm" chart:style-name="ch2">
          <text:p>Sum of Squares Even</text:p>
        </chart:title>
        <chart:legend chart:legend-position="end" svg:x="14.368cm" svg:y="3.609cm" style:legend-expansion="high" chart:style-name="ch3"/>
        <chart:plot-area chart:style-name="ch4" table:cell-range-address="without.A25:without.E30" chart:data-source-has-labels="both" svg:x="0.769cm" svg:y="1.685cm" svg:width="12.961cm" svg:height="7.02cm">
          <chartooo:coordinate-region svg:x="1.761cm" svg:y="1.884cm" svg:width="11.969cm" svg:height="4.588cm"/>
          <chart:axis chart:dimension="x" chart:name="primary-x" chart:style-name="ch5" chartooo:axis-type="auto">
            <chartooo:date-scale/>
            <chart:categories table:cell-range-address="without.A26:without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26:without.B30" chart:label-cell-address="without.B25:without.B25" chart:class="chart:bar">
            <chart:data-point chart:repeated="5"/>
          </chart:series>
          <chart:series chart:style-name="ch9" chart:values-cell-range-address="without.C26:without.C30" chart:label-cell-address="without.C25:without.C25" chart:class="chart:bar">
            <chart:data-point chart:repeated="5"/>
          </chart:series>
          <chart:series chart:style-name="ch10" chart:values-cell-range-address="without.D26:without.D30" chart:label-cell-address="without.D25:without.D25" chart:class="chart:bar">
            <chart:data-point chart:repeated="5"/>
          </chart:series>
          <chart:series chart:style-name="ch11" chart:values-cell-range-address="without.E26:without.E30" chart:label-cell-address="without.E25:without.E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5:without.B25</svg:desc>
                </draw:g>
              </table:table-cell>
              <table:table-cell office:value-type="string">
                <text:p>Scala</text:p>
                <draw:g>
                  <svg:desc>without.C25:without.C25</svg:desc>
                </draw:g>
              </table:table-cell>
              <table:table-cell office:value-type="string">
                <text:p>C#</text:p>
                <draw:g>
                  <svg:desc>without.D25:without.D25</svg:desc>
                </draw:g>
              </table:table-cell>
              <table:table-cell office:value-type="string">
                <text:p>F#</text:p>
                <draw:g>
                  <svg:desc>without.E25:without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26:without.A30</svg:desc>
                </draw:g>
              </table:table-cell>
              <table:table-cell office:value-type="float" office:value="229.76">
                <text:p>229.76</text:p>
                <draw:g>
                  <svg:desc>without.B26:without.B30</svg:desc>
                </draw:g>
              </table:table-cell>
              <table:table-cell office:value-type="float" office:value="228.633">
                <text:p>228.633</text:p>
                <draw:g>
                  <svg:desc>without.C26:without.C30</svg:desc>
                </draw:g>
              </table:table-cell>
              <table:table-cell office:value-type="float" office:value="265.6">
                <text:p>265.6</text:p>
                <draw:g>
                  <svg:desc>without.D26:without.D30</svg:desc>
                </draw:g>
              </table:table-cell>
              <table:table-cell office:value-type="float" office:value="285.8">
                <text:p>285.8</text:p>
                <draw:g>
                  <svg:desc>without.E26:without.E3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2.315">
                <text:p>262.315</text:p>
              </table:table-cell>
              <table:table-cell office:value-type="float" office:value="550.499">
                <text:p>550.499</text:p>
              </table:table-cell>
              <table:table-cell office:value-type="float" office:value="321.4">
                <text:p>321.4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0.417">
                <text:p>100.417</text:p>
              </table:table-cell>
              <table:table-cell office:value-type="float" office:value="5210.339">
                <text:p>5210.339</text:p>
              </table:table-cell>
              <table:table-cell office:value-type="float" office:value="151.1">
                <text:p>151.1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3.577">
                <text:p>533.577</text:p>
              </table:table-cell>
              <table:table-cell office:value-type="float" office:value="261.8">
                <text:p>261.8</text:p>
              </table:table-cell>
              <table:table-cell office:value-type="float" office:value="260.6">
                <text:p>260.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50.673">
                <text:p>150.673</text:p>
              </table:table-cell>
              <table:table-cell office:value-type="float" office:value="105.9">
                <text:p>105.9</text:p>
              </table:table-cell>
              <table:table-cell office:value-type="float" office:value="104.7">
                <text:p>104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016cm" xlink:href=".." xlink:type="simple" chart:class="chart:bar" chart:style-name="ch1">
        <chart:title svg:x="0cm" svg:y="0.005cm" chart:style-name="ch2">
          <text:p>Sum</text:p>
        </chart:title>
        <chart:legend chart:legend-position="end" svg:x="14.375cm" svg:y="3.462cm" style:legend-expansion="high" chart:style-name="ch3"/>
        <chart:plot-area chart:style-name="ch4" table:cell-range-address="without.A37:without.E42" chart:data-source-has-labels="both" svg:x="0.77cm" svg:y="1.661cm" svg:width="12.965cm" svg:height="6.755cm">
          <chartooo:coordinate-region svg:x="1.577cm" svg:y="1.86cm" svg:width="12.158cm" svg:height="4.323cm"/>
          <chart:axis chart:dimension="x" chart:name="primary-x" chart:style-name="ch5" chartooo:axis-type="auto">
            <chartooo:date-scale/>
            <chart:categories table:cell-range-address="without.A38:without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8:without.B42" chart:label-cell-address="without.B37:without.B37" chart:class="chart:bar">
            <chart:data-point chart:repeated="5"/>
          </chart:series>
          <chart:series chart:style-name="ch9" chart:values-cell-range-address="without.C38:without.C42" chart:label-cell-address="without.C37:without.C37" chart:class="chart:bar">
            <chart:data-point chart:repeated="5"/>
          </chart:series>
          <chart:series chart:style-name="ch10" chart:values-cell-range-address="without.D38:without.D42" chart:label-cell-address="without.D37:without.D37" chart:class="chart:bar">
            <chart:data-point chart:repeated="5"/>
          </chart:series>
          <chart:series chart:style-name="ch11" chart:values-cell-range-address="without.E38:without.E42" chart:label-cell-address="without.E37:without.E3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37:without.B37</svg:desc>
                </draw:g>
              </table:table-cell>
              <table:table-cell office:value-type="string">
                <text:p>Scala</text:p>
                <draw:g>
                  <svg:desc>without.C37:without.C37</svg:desc>
                </draw:g>
              </table:table-cell>
              <table:table-cell office:value-type="string">
                <text:p>C#</text:p>
                <draw:g>
                  <svg:desc>without.D37:without.D37</svg:desc>
                </draw:g>
              </table:table-cell>
              <table:table-cell office:value-type="string">
                <text:p>F#</text:p>
                <draw:g>
                  <svg:desc>without.E37:without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8:without.A42</svg:desc>
                </draw:g>
              </table:table-cell>
              <table:table-cell office:value-type="float" office:value="10.402">
                <text:p>10.402</text:p>
                <draw:g>
                  <svg:desc>without.B38:without.B42</svg:desc>
                </draw:g>
              </table:table-cell>
              <table:table-cell office:value-type="float" office:value="10.43">
                <text:p>10.43</text:p>
                <draw:g>
                  <svg:desc>without.C38:without.C42</svg:desc>
                </draw:g>
              </table:table-cell>
              <table:table-cell office:value-type="float" office:value="29.2">
                <text:p>29.2</text:p>
                <draw:g>
                  <svg:desc>without.D38:without.D42</svg:desc>
                </draw:g>
              </table:table-cell>
              <table:table-cell office:value-type="float" office:value="29.4">
                <text:p>29.4</text:p>
                <draw:g>
                  <svg:desc>without.E38:without.E4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2.011">
                <text:p>42.011</text:p>
              </table:table-cell>
              <table:table-cell office:value-type="float" office:value="64.338">
                <text:p>64.338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1.99">
                <text:p>21.99</text:p>
              </table:table-cell>
              <table:table-cell office:value-type="float" office:value="1585.852">
                <text:p>1585.852</text:p>
              </table:table-cell>
              <table:table-cell office:value-type="float" office:value="465.3">
                <text:p>465.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0.486">
                <text:p>10.486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156">
                <text:p>8.156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29cm" xlink:href=".." xlink:type="simple" chart:class="chart:bar" chart:style-name="ch1">
        <chart:title svg:x="0cm" svg:y="0.004cm" chart:style-name="ch2">
          <text:p>Cartesian </text:p>
        </chart:title>
        <chart:legend chart:legend-position="end" svg:x="14.376cm" svg:y="3.518cm" style:legend-expansion="high" chart:style-name="ch3"/>
        <chart:plot-area chart:style-name="ch4" table:cell-range-address="without.A45:without.E50" chart:data-source-has-labels="both" svg:x="0.77cm" svg:y="1.669cm" svg:width="12.966cm" svg:height="6.858cm">
          <chartooo:coordinate-region svg:x="1.577cm" svg:y="1.868cm" svg:width="12.159cm" svg:height="4.426cm"/>
          <chart:axis chart:dimension="x" chart:name="primary-x" chart:style-name="ch5" chartooo:axis-type="auto">
            <chartooo:date-scale/>
            <chart:categories table:cell-range-address="without.A46:without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46:without.B50" chart:label-cell-address="without.B45:without.B45" chart:class="chart:bar">
            <chart:data-point chart:repeated="5"/>
          </chart:series>
          <chart:series chart:style-name="ch9" chart:values-cell-range-address="without.C46:without.C50" chart:label-cell-address="without.C45:without.C45" chart:class="chart:bar">
            <chart:data-point chart:repeated="5"/>
          </chart:series>
          <chart:series chart:style-name="ch10" chart:values-cell-range-address="without.D46:without.D50" chart:label-cell-address="without.D45:without.D45" chart:class="chart:bar">
            <chart:data-point chart:repeated="5"/>
          </chart:series>
          <chart:series chart:style-name="ch11" chart:values-cell-range-address="without.E46:without.E50" chart:label-cell-address="without.E45:without.E4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45:without.B45</svg:desc>
                </draw:g>
              </table:table-cell>
              <table:table-cell office:value-type="string">
                <text:p>Scala</text:p>
                <draw:g>
                  <svg:desc>without.C45:without.C45</svg:desc>
                </draw:g>
              </table:table-cell>
              <table:table-cell office:value-type="string">
                <text:p>C#</text:p>
                <draw:g>
                  <svg:desc>without.D45:without.D45</svg:desc>
                </draw:g>
              </table:table-cell>
              <table:table-cell office:value-type="string">
                <text:p>F#</text:p>
                <draw:g>
                  <svg:desc>without.E45:without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46:without.A50</svg:desc>
                </draw:g>
              </table:table-cell>
              <table:table-cell office:value-type="float" office:value="8.781">
                <text:p>8.781</text:p>
                <draw:g>
                  <svg:desc>without.B46:without.B50</svg:desc>
                </draw:g>
              </table:table-cell>
              <table:table-cell office:value-type="float" office:value="8.745">
                <text:p>8.745</text:p>
                <draw:g>
                  <svg:desc>without.C46:without.C50</svg:desc>
                </draw:g>
              </table:table-cell>
              <table:table-cell office:value-type="float" office:value="27.2">
                <text:p>27.2</text:p>
                <draw:g>
                  <svg:desc>without.D46:without.D50</svg:desc>
                </draw:g>
              </table:table-cell>
              <table:table-cell office:value-type="float" office:value="27.1">
                <text:p>27.1</text:p>
                <draw:g>
                  <svg:desc>without.E46:without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8.632">
                <text:p>88.632</text:p>
              </table:table-cell>
              <table:table-cell office:value-type="float" office:value="267.996">
                <text:p>267.996</text:p>
              </table:table-cell>
              <table:table-cell office:value-type="float" office:value="298.9">
                <text:p>298.9</text:p>
              </table:table-cell>
              <table:table-cell office:value-type="float" office:value="341.2">
                <text:p>341.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139">
                <text:p>46.139</text:p>
              </table:table-cell>
              <table:table-cell office:value-type="float" office:value="2874.991">
                <text:p>2874.991</text:p>
              </table:table-cell>
              <table:table-cell office:value-type="float" office:value="286.8">
                <text:p>286.8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8.948">
                <text:p>198.948</text:p>
              </table:table-cell>
              <table:table-cell office:value-type="float" office:value="27">
                <text:p>2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72">
                <text:p>255.72</text:p>
              </table:table-cell>
              <table:table-cell office:value-type="float" office:value="14.5">
                <text:p>14.5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04cm" xlink:href=".." xlink:type="simple" chart:class="chart:bar" chart:style-name="ch1">
        <chart:title svg:x="0.005cm" svg:y="0.002cm" chart:style-name="ch2">
          <text:p>Sum of Squares</text:p>
        </chart:title>
        <chart:legend chart:legend-position="end" svg:x="14.376cm" svg:y="3.506cm" style:legend-expansion="high" chart:style-name="ch3"/>
        <chart:plot-area chart:style-name="ch4" table:cell-range-address="without.A53:without.E58" chart:data-source-has-labels="both" svg:x="0.77cm" svg:y="1.669cm" svg:width="12.966cm" svg:height="6.833cm">
          <chartooo:coordinate-region svg:x="1.577cm" svg:y="1.868cm" svg:width="12.159cm" svg:height="4.401cm"/>
          <chart:axis chart:dimension="x" chart:name="primary-x" chart:style-name="ch5" chartooo:axis-type="auto">
            <chartooo:date-scale/>
            <chart:categories table:cell-range-address="without.A54:without.A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54:without.B58" chart:label-cell-address="without.B53:without.B53" chart:class="chart:bar">
            <chart:data-point chart:repeated="5"/>
          </chart:series>
          <chart:series chart:style-name="ch9" chart:values-cell-range-address="without.C54:without.C58" chart:label-cell-address="without.C53:without.C53" chart:class="chart:bar">
            <chart:data-point chart:repeated="5"/>
          </chart:series>
          <chart:series chart:style-name="ch10" chart:values-cell-range-address="without.D54:without.D58" chart:label-cell-address="without.D53:without.D53" chart:class="chart:bar">
            <chart:data-point chart:repeated="5"/>
          </chart:series>
          <chart:series chart:style-name="ch11" chart:values-cell-range-address="without.E54:without.E58" chart:label-cell-address="without.E53:without.E5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53:without.B53</svg:desc>
                </draw:g>
              </table:table-cell>
              <table:table-cell office:value-type="string">
                <text:p>Scala</text:p>
                <draw:g>
                  <svg:desc>without.C53:without.C53</svg:desc>
                </draw:g>
              </table:table-cell>
              <table:table-cell office:value-type="string">
                <text:p>C#</text:p>
                <draw:g>
                  <svg:desc>without.D53:without.D53</svg:desc>
                </draw:g>
              </table:table-cell>
              <table:table-cell office:value-type="string">
                <text:p>F#</text:p>
                <draw:g>
                  <svg:desc>without.E53:without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54:without.A58</svg:desc>
                </draw:g>
              </table:table-cell>
              <table:table-cell office:value-type="float" office:value="10.45">
                <text:p>10.45</text:p>
                <draw:g>
                  <svg:desc>without.B54:without.B58</svg:desc>
                </draw:g>
              </table:table-cell>
              <table:table-cell office:value-type="float" office:value="10.453">
                <text:p>10.453</text:p>
                <draw:g>
                  <svg:desc>without.C54:without.C58</svg:desc>
                </draw:g>
              </table:table-cell>
              <table:table-cell office:value-type="float" office:value="29.1">
                <text:p>29.1</text:p>
                <draw:g>
                  <svg:desc>without.D54:without.D58</svg:desc>
                </draw:g>
              </table:table-cell>
              <table:table-cell office:value-type="float" office:value="28.9">
                <text:p>28.9</text:p>
                <draw:g>
                  <svg:desc>without.E54:without.E5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1.816">
                <text:p>41.816</text:p>
              </table:table-cell>
              <table:table-cell office:value-type="float" office:value="77.143">
                <text:p>77.143</text:p>
              </table:table-cell>
              <table:table-cell office:value-type="float" office:value="253.3">
                <text:p>253.3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4.753">
                <text:p>34.753</text:p>
              </table:table-cell>
              <table:table-cell office:value-type="float" office:value="1583.909">
                <text:p>1583.909</text:p>
              </table:table-cell>
              <table:table-cell office:value-type="float" office:value="516.2">
                <text:p>516.2</text:p>
              </table:table-cell>
              <table:table-cell office:value-type="float" office:value="496.3">
                <text:p>496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.992">
                <text:p>53.992</text:p>
              </table:table-cell>
              <table:table-cell office:value-type="float" office:value="31.5">
                <text:p>31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603">
                <text:p>51.603</text:p>
              </table:table-cell>
              <table:table-cell office:value-type="float" office:value="14.2">
                <text:p>14.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334cm" xlink:href=".." xlink:type="simple" chart:class="chart:bar" chart:style-name="ch1">
        <chart:title svg:x="0.005cm" svg:y="0.004cm" chart:style-name="ch2">
          <text:p>Sum of Squares Even</text:p>
        </chart:title>
        <chart:legend chart:legend-position="end" svg:x="14.375cm" svg:y="3.621cm" style:legend-expansion="high" chart:style-name="ch3"/>
        <chart:plot-area chart:style-name="ch4" table:cell-range-address="without.A60:without.E65" chart:data-source-has-labels="both" svg:x="0.77cm" svg:y="1.685cm" svg:width="12.965cm" svg:height="7.043cm">
          <chartooo:coordinate-region svg:x="1.762cm" svg:y="1.884cm" svg:width="11.973cm" svg:height="4.611cm"/>
          <chart:axis chart:dimension="x" chart:name="primary-x" chart:style-name="ch5" chartooo:axis-type="auto">
            <chartooo:date-scale/>
            <chart:categories table:cell-range-address="without.A61:without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61:without.B65" chart:label-cell-address="without.B60:without.B60" chart:class="chart:bar">
            <chart:data-point chart:repeated="5"/>
          </chart:series>
          <chart:series chart:style-name="ch9" chart:values-cell-range-address="without.C61:without.C65" chart:label-cell-address="without.C60:without.C60" chart:class="chart:bar">
            <chart:data-point chart:repeated="5"/>
          </chart:series>
          <chart:series chart:style-name="ch10" chart:values-cell-range-address="without.D61:without.D65" chart:label-cell-address="without.D60:without.D60" chart:class="chart:bar">
            <chart:data-point chart:repeated="5"/>
          </chart:series>
          <chart:series chart:style-name="ch11" chart:values-cell-range-address="without.E61:without.E65" chart:label-cell-address="without.E60:without.E6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60:without.B60</svg:desc>
                </draw:g>
              </table:table-cell>
              <table:table-cell office:value-type="string">
                <text:p>Scala</text:p>
                <draw:g>
                  <svg:desc>without.C60:without.C60</svg:desc>
                </draw:g>
              </table:table-cell>
              <table:table-cell office:value-type="string">
                <text:p>C#</text:p>
                <draw:g>
                  <svg:desc>without.D60:without.D60</svg:desc>
                </draw:g>
              </table:table-cell>
              <table:table-cell office:value-type="string">
                <text:p>F#</text:p>
                <draw:g>
                  <svg:desc>without.E60:without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61:without.A65</svg:desc>
                </draw:g>
              </table:table-cell>
              <table:table-cell office:value-type="float" office:value="97.482">
                <text:p>97.482</text:p>
                <draw:g>
                  <svg:desc>without.B61:without.B65</svg:desc>
                </draw:g>
              </table:table-cell>
              <table:table-cell office:value-type="float" office:value="97.469">
                <text:p>97.469</text:p>
                <draw:g>
                  <svg:desc>without.C61:without.C65</svg:desc>
                </draw:g>
              </table:table-cell>
              <table:table-cell office:value-type="float" office:value="458.1">
                <text:p>458.1</text:p>
                <draw:g>
                  <svg:desc>without.D61:without.D65</svg:desc>
                </draw:g>
              </table:table-cell>
              <table:table-cell office:value-type="float" office:value="459.3">
                <text:p>459.3</text:p>
                <draw:g>
                  <svg:desc>without.E61:without.E6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14.008">
                <text:p>114.008</text:p>
              </table:table-cell>
              <table:table-cell office:value-type="float" office:value="451.097">
                <text:p>451.097</text:p>
              </table:table-cell>
              <table:table-cell office:value-type="float" office:value="627.5">
                <text:p>627.5</text:p>
              </table:table-cell>
              <table:table-cell office:value-type="float" office:value="711.4">
                <text:p>711.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8.17">
                <text:p>58.17</text:p>
              </table:table-cell>
              <table:table-cell office:value-type="float" office:value="4251.675">
                <text:p>4251.675</text:p>
              </table:table-cell>
              <table:table-cell office:value-type="float" office:value="670.3">
                <text:p>670.3</text:p>
              </table:table-cell>
              <table:table-cell office:value-type="float" office:value="646.2">
                <text:p>646.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3.778">
                <text:p>173.778</text:p>
              </table:table-cell>
              <table:table-cell office:value-type="float" office:value="464.2">
                <text:p>464.2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05.032">
                <text:p>105.032</text:p>
              </table:table-cell>
              <table:table-cell office:value-type="float" office:value="202.3">
                <text:p>202.3</text:p>
              </table:table-cell>
              <table:table-cell office:value-type="float" office:value="203.4">
                <text:p>203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572cm" svg:height="10.008cm" xlink:href=".." xlink:type="simple" chart:class="chart:bar" chart:style-name="ch1">
        <chart:title svg:x="0cm" svg:y="0.004cm" chart:style-name="ch2">
          <text:p>Cartesian</text:p>
        </chart:title>
        <chart:legend chart:legend-position="end" svg:x="13.944cm" svg:y="3.958cm" style:legend-expansion="high" chart:style-name="ch3"/>
        <chart:plot-area chart:style-name="ch4" table:cell-range-address="'with-compiler-optimizations'.A9:'with-compiler-optimizations'.E14" chart:data-source-has-labels="both" svg:x="0.761cm" svg:y="1.741cm" svg:width="12.561cm" svg:height="7.647cm">
          <chartooo:coordinate-region svg:x="1.568cm" svg:y="1.94cm" svg:width="11.689cm" svg:height="6.801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9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0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1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4.237">
                <text:p>4.237</text:p>
                <draw:g>
                  <svg:desc>'with-compiler-optimizations'.B10:'with-compiler-optimizations'.B14</svg:desc>
                </draw:g>
              </table:table-cell>
              <table:table-cell office:value-type="float" office:value="4.342">
                <text:p>4.342</text:p>
                <draw:g>
                  <svg:desc>'with-compiler-optimizations'.C10:'with-compiler-optimizations'.C14</svg:desc>
                </draw:g>
              </table:table-cell>
              <table:table-cell office:value-type="float" office:value="6">
                <text:p>6</text:p>
                <draw:g>
                  <svg:desc>'with-compiler-optimizations'.D10:'with-compiler-optimizations'.D14</svg:desc>
                </draw:g>
              </table:table-cell>
              <table:table-cell office:value-type="float" office:value="6">
                <text:p>6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779">
                <text:p>4.779</text:p>
              </table:table-cell>
              <table:table-cell office:value-type="float" office:value="139.159">
                <text:p>139.159</text:p>
              </table:table-cell>
              <table:table-cell office:value-type="float" office:value="169.5">
                <text:p>169.5</text:p>
              </table:table-cell>
              <table:table-cell office:value-type="float" office:value="280.3">
                <text:p>280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7.944">
                <text:p>167.944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68">
                <text:p>2.368</text:p>
              </table:table-cell>
              <table:table-cell office:value-type="float" office:value="4135.784">
                <text:p>4135.784</text:p>
              </table:table-cell>
              <table:table-cell office:value-type="float" office:value="69.8">
                <text:p>69.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47.326">
                <text:p>247.3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19cm" svg:height="8.891cm" xlink:href=".." xlink:type="simple" chart:class="chart:bar" chart:style-name="ch1">
        <chart:title svg:x="0.004cm" svg:y="0.003cm" chart:style-name="ch2">
          <text:p>Sum of Squares</text:p>
        </chart:title>
        <chart:legend chart:legend-position="end" svg:x="13.791cm" svg:y="3.399cm" style:legend-expansion="high" chart:style-name="ch3"/>
        <chart:plot-area chart:style-name="ch4" table:cell-range-address="'with-compiler-optimizations'.A16:'with-compiler-optimizations'.E21" chart:data-source-has-labels="both" svg:x="0.758cm" svg:y="1.649cm" svg:width="12.417cm" svg:height="6.645cm">
          <chartooo:coordinate-region svg:x="1.565cm" svg:y="1.848cm" svg:width="11.53cm" svg:height="5.799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9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0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1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7.074">
                <text:p>7.074</text:p>
                <draw:g>
                  <svg:desc>'with-compiler-optimizations'.B17:'with-compiler-optimizations'.B21</svg:desc>
                </draw:g>
              </table:table-cell>
              <table:table-cell office:value-type="float" office:value="7.012">
                <text:p>7.012</text:p>
                <draw:g>
                  <svg:desc>'with-compiler-optimizations'.C17:'with-compiler-optimizations'.C21</svg:desc>
                </draw:g>
              </table:table-cell>
              <table:table-cell office:value-type="float" office:value="7">
                <text:p>7</text:p>
                <draw:g>
                  <svg:desc>'with-compiler-optimizations'.D17:'with-compiler-optimizations'.D21</svg:desc>
                </draw:g>
              </table:table-cell>
              <table:table-cell office:value-type="float" office:value="7.1">
                <text:p>7.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13">
                <text:p>7.113</text:p>
              </table:table-cell>
              <table:table-cell office:value-type="float" office:value="135.205">
                <text:p>135.205</text:p>
              </table:table-cell>
              <table:table-cell office:value-type="float" office:value="99.6">
                <text:p>99.6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99">
                <text:p>35.799</text:p>
              </table:table-cell>
              <table:table-cell office:value-type="float" office:value="12.3">
                <text:p>12.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04">
                <text:p>6.804</text:p>
              </table:table-cell>
              <table:table-cell office:value-type="float" office:value="1734.704">
                <text:p>1734.704</text:p>
              </table:table-cell>
              <table:table-cell office:value-type="float" office:value="58.1">
                <text:p>58.1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86">
                <text:p>35.686</text:p>
              </table:table-cell>
              <table:table-cell office:value-type="float" office:value="6.1">
                <text:p>6.1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3cm" svg:height="8.756cm" xlink:href=".." xlink:type="simple" chart:class="chart:bar" chart:style-name="ch1">
        <chart:title svg:x="0.003cm" svg:y="0.003cm" chart:style-name="ch2">
          <text:p>Sum of Squares Even</text:p>
        </chart:title>
        <chart:legend chart:legend-position="end" svg:x="14.002cm" svg:y="3.332cm" style:legend-expansion="high" chart:style-name="ch3"/>
        <chart:plot-area chart:style-name="ch4" table:cell-range-address="'with-compiler-optimizations'.A23:'with-compiler-optimizations'.E28" chart:data-source-has-labels="both" svg:x="0.762cm" svg:y="1.641cm" svg:width="12.616cm" svg:height="6.52cm">
          <chartooo:coordinate-region svg:x="1.754cm" svg:y="1.84cm" svg:width="11.546cm" svg:height="5.674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9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0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1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10.598">
                <text:p>10.598</text:p>
                <draw:g>
                  <svg:desc>'with-compiler-optimizations'.B24:'with-compiler-optimizations'.B28</svg:desc>
                </draw:g>
              </table:table-cell>
              <table:table-cell office:value-type="float" office:value="10.387">
                <text:p>10.387</text:p>
                <draw:g>
                  <svg:desc>'with-compiler-optimizations'.C24:'with-compiler-optimizations'.C28</svg:desc>
                </draw:g>
              </table:table-cell>
              <table:table-cell office:value-type="float" office:value="11.1">
                <text:p>11.1</text:p>
                <draw:g>
                  <svg:desc>'with-compiler-optimizations'.D24:'with-compiler-optimizations'.D28</svg:desc>
                </draw:g>
              </table:table-cell>
              <table:table-cell office:value-type="float" office:value="10.7">
                <text:p>10.7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832">
                <text:p>16.832</text:p>
              </table:table-cell>
              <table:table-cell office:value-type="float" office:value="283.203">
                <text:p>283.203</text:p>
              </table:table-cell>
              <table:table-cell office:value-type="float" office:value="82.2">
                <text:p>82.2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7.252">
                <text:p>67.252</text:p>
              </table:table-cell>
              <table:table-cell office:value-type="float" office:value="52.7">
                <text:p>52.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326">
                <text:p>10.326</text:p>
              </table:table-cell>
              <table:table-cell office:value-type="float" office:value="8302.784">
                <text:p>8302.784</text:p>
              </table:table-cell>
              <table:table-cell office:value-type="float" office:value="55">
                <text:p>55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283">
                <text:p>62.283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949cm" svg:height="8.508cm" xlink:href=".." xlink:type="simple" chart:class="chart:bar" chart:style-name="ch1">
        <chart:title svg:x="0cm" svg:y="0.004cm" chart:style-name="ch2">
          <text:p>Sum</text:p>
        </chart:title>
        <chart:legend chart:legend-position="end" svg:x="13.321cm" svg:y="3.208cm" style:legend-expansion="high" chart:style-name="ch3"/>
        <chart:plot-area chart:style-name="ch4" table:cell-range-address="'with-compiler-optimizations'.A31:'with-compiler-optimizations'.E36" chart:data-source-has-labels="both" svg:x="0.748cm" svg:y="1.621cm" svg:width="11.977cm" svg:height="6.297cm">
          <chartooo:coordinate-region svg:x="1.555cm" svg:y="1.821cm" svg:width="11.045cm" svg:height="5.45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9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0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1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13.117">
                <text:p>13.117</text:p>
                <draw:g>
                  <svg:desc>'with-compiler-optimizations'.B32:'with-compiler-optimizations'.B36</svg:desc>
                </draw:g>
              </table:table-cell>
              <table:table-cell office:value-type="float" office:value="11.807">
                <text:p>11.807</text:p>
                <draw:g>
                  <svg:desc>'with-compiler-optimizations'.C32:'with-compiler-optimizations'.C36</svg:desc>
                </draw:g>
              </table:table-cell>
              <table:table-cell office:value-type="float" office:value="14.3">
                <text:p>14.3</text:p>
                <draw:g>
                  <svg:desc>'with-compiler-optimizations'.D32:'with-compiler-optimizations'.D36</svg:desc>
                </draw:g>
              </table:table-cell>
              <table:table-cell office:value-type="float" office:value="17">
                <text:p>17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.446">
                <text:p>13.446</text:p>
              </table:table-cell>
              <table:table-cell office:value-type="float" office:value="187.238">
                <text:p>187.238</text:p>
              </table:table-cell>
              <table:table-cell office:value-type="float" office:value="111.8">
                <text:p>111.8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4.496">
                <text:p>14.496</text:p>
              </table:table-cell>
              <table:table-cell office:value-type="float" office:value="16.8">
                <text:p>16.8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1.778">
                <text:p>11.778</text:p>
              </table:table-cell>
              <table:table-cell office:value-type="float" office:value="1346.2">
                <text:p>1346.2</text:p>
              </table:table-cell>
              <table:table-cell office:value-type="float" office:value="427.3">
                <text:p>427.3</text:p>
              </table:table-cell>
              <table:table-cell office:value-type="float" office:value="437.1">
                <text:p>437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2.217">
                <text:p>12.217</text:p>
              </table:table-cell>
              <table:table-cell office:value-type="float" office:value="12.2">
                <text:p>12.2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22cm" svg:height="9.651cm" xlink:href=".." xlink:type="simple" chart:class="chart:bar" chart:style-name="ch1">
        <chart:title svg:x="0cm" svg:y="0.005cm" chart:style-name="ch2">
          <text:p>Cartesian </text:p>
        </chart:title>
        <chart:legend chart:legend-position="end" svg:x="13.794cm" svg:y="3.779cm" style:legend-expansion="high" chart:style-name="ch3"/>
        <chart:plot-area chart:style-name="ch4" table:cell-range-address="'with-compiler-optimizations'.A39:'with-compiler-optimizations'.E44" chart:data-source-has-labels="both" svg:x="0.758cm" svg:y="1.713cm" svg:width="12.42cm" svg:height="7.325cm">
          <chartooo:coordinate-region svg:x="1.565cm" svg:y="1.912cm" svg:width="11.534cm" svg:height="6.479cm"/>
          <chart:axis chart:dimension="x" chart:name="primary-x" chart:style-name="ch5" chartooo:axis-type="auto">
            <chartooo:date-scale/>
            <chart:categories table:cell-range-address="'with-compiler-optimizations'.A40:'with-compiler-optimizations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40:'with-compiler-optimizations'.B44" chart:label-cell-address="'with-compiler-optimizations'.B39:'with-compiler-optimizations'.B39" chart:class="chart:bar">
            <chart:data-point chart:repeated="5"/>
          </chart:series>
          <chart:series chart:style-name="ch9" chart:values-cell-range-address="'with-compiler-optimizations'.C40:'with-compiler-optimizations'.C44" chart:label-cell-address="'with-compiler-optimizations'.C39:'with-compiler-optimizations'.C39" chart:class="chart:bar">
            <chart:data-point chart:repeated="5"/>
          </chart:series>
          <chart:series chart:style-name="ch10" chart:values-cell-range-address="'with-compiler-optimizations'.D40:'with-compiler-optimizations'.D44" chart:label-cell-address="'with-compiler-optimizations'.D39:'with-compiler-optimizations'.D39" chart:class="chart:bar">
            <chart:data-point chart:repeated="5"/>
          </chart:series>
          <chart:series chart:style-name="ch11" chart:values-cell-range-address="'with-compiler-optimizations'.E40:'with-compiler-optimizations'.E44" chart:label-cell-address="'with-compiler-optimizations'.E39:'with-compiler-optimizations'.E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9:'with-compiler-optimizations'.B39</svg:desc>
                </draw:g>
              </table:table-cell>
              <table:table-cell office:value-type="string">
                <text:p>Scala</text:p>
                <draw:g>
                  <svg:desc>'with-compiler-optimizations'.C39:'with-compiler-optimizations'.C39</svg:desc>
                </draw:g>
              </table:table-cell>
              <table:table-cell office:value-type="string">
                <text:p>C#</text:p>
                <draw:g>
                  <svg:desc>'with-compiler-optimizations'.D39:'with-compiler-optimizations'.D39</svg:desc>
                </draw:g>
              </table:table-cell>
              <table:table-cell office:value-type="string">
                <text:p>F#</text:p>
                <draw:g>
                  <svg:desc>'with-compiler-optimizations'.E39:'with-compiler-optimizations'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0:'with-compiler-optimizations'.A44</svg:desc>
                </draw:g>
              </table:table-cell>
              <table:table-cell office:value-type="float" office:value="4.699">
                <text:p>4.699</text:p>
                <draw:g>
                  <svg:desc>'with-compiler-optimizations'.B40:'with-compiler-optimizations'.B44</svg:desc>
                </draw:g>
              </table:table-cell>
              <table:table-cell office:value-type="float" office:value="4.667">
                <text:p>4.667</text:p>
                <draw:g>
                  <svg:desc>'with-compiler-optimizations'.C40:'with-compiler-optimizations'.C44</svg:desc>
                </draw:g>
              </table:table-cell>
              <table:table-cell office:value-type="float" office:value="15">
                <text:p>15</text:p>
                <draw:g>
                  <svg:desc>'with-compiler-optimizations'.D40:'with-compiler-optimizations'.D44</svg:desc>
                </draw:g>
              </table:table-cell>
              <table:table-cell office:value-type="float" office:value="13.1">
                <text:p>13.1</text:p>
                <draw:g>
                  <svg:desc>'with-compiler-optimizations'.E40:'with-compiler-optimizations'.E4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.593">
                <text:p>5.593</text:p>
              </table:table-cell>
              <table:table-cell office:value-type="float" office:value="252.805">
                <text:p>252.805</text:p>
              </table:table-cell>
              <table:table-cell office:value-type="float" office:value="287.6">
                <text:p>287.6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11.149">
                <text:p>311.149</text:p>
              </table:table-cell>
              <table:table-cell office:value-type="float" office:value="15.6">
                <text:p>15.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.215">
                <text:p>3.215</text:p>
              </table:table-cell>
              <table:table-cell office:value-type="float" office:value="4065.581">
                <text:p>4065.581</text:p>
              </table:table-cell>
              <table:table-cell office:value-type="float" office:value="286.8">
                <text:p>286.8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88.181">
                <text:p>388.18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949cm" svg:height="8.793cm" xlink:href=".." xlink:type="simple" chart:class="chart:bar" chart:style-name="ch1">
        <chart:title svg:x="0.002cm" svg:y="0.003cm" chart:style-name="ch2">
          <text:p>Sum of Squares</text:p>
        </chart:title>
        <chart:legend chart:legend-position="end" svg:x="12.321cm" svg:y="3.35cm" style:legend-expansion="high" chart:style-name="ch3"/>
        <chart:plot-area chart:style-name="ch4" table:cell-range-address="'with-compiler-optimizations'.A47:'with-compiler-optimizations'.E52" chart:data-source-has-labels="both" svg:x="0.728cm" svg:y="1.641cm" svg:width="11.037cm" svg:height="6.557cm">
          <chartooo:coordinate-region svg:x="1.535cm" svg:y="1.84cm" svg:width="10.008cm" svg:height="5.711cm"/>
          <chart:axis chart:dimension="x" chart:name="primary-x" chart:style-name="ch5" chartooo:axis-type="auto">
            <chartooo:date-scale/>
            <chart:categories table:cell-range-address="'with-compiler-optimizations'.A48:'with-compiler-optimizations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48:'with-compiler-optimizations'.B52" chart:label-cell-address="'with-compiler-optimizations'.B47:'with-compiler-optimizations'.B47" chart:class="chart:bar">
            <chart:data-point chart:repeated="5"/>
          </chart:series>
          <chart:series chart:style-name="ch9" chart:values-cell-range-address="'with-compiler-optimizations'.C48:'with-compiler-optimizations'.C52" chart:label-cell-address="'with-compiler-optimizations'.C47:'with-compiler-optimizations'.C47" chart:class="chart:bar">
            <chart:data-point chart:repeated="5"/>
          </chart:series>
          <chart:series chart:style-name="ch10" chart:values-cell-range-address="'with-compiler-optimizations'.D48:'with-compiler-optimizations'.D52" chart:label-cell-address="'with-compiler-optimizations'.D47:'with-compiler-optimizations'.D47" chart:class="chart:bar">
            <chart:data-point chart:repeated="5"/>
          </chart:series>
          <chart:series chart:style-name="ch11" chart:values-cell-range-address="'with-compiler-optimizations'.E48:'with-compiler-optimizations'.E52" chart:label-cell-address="'with-compiler-optimizations'.E47:'with-compiler-optimizations'.E4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7:'with-compiler-optimizations'.B47</svg:desc>
                </draw:g>
              </table:table-cell>
              <table:table-cell office:value-type="string">
                <text:p>Scala</text:p>
                <draw:g>
                  <svg:desc>'with-compiler-optimizations'.C47:'with-compiler-optimizations'.C47</svg:desc>
                </draw:g>
              </table:table-cell>
              <table:table-cell office:value-type="string">
                <text:p>C#</text:p>
                <draw:g>
                  <svg:desc>'with-compiler-optimizations'.D47:'with-compiler-optimizations'.D47</svg:desc>
                </draw:g>
              </table:table-cell>
              <table:table-cell office:value-type="string">
                <text:p>F#</text:p>
                <draw:g>
                  <svg:desc>'with-compiler-optimizations'.E47:'with-compiler-optimizations'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8:'with-compiler-optimizations'.A52</svg:desc>
                </draw:g>
              </table:table-cell>
              <table:table-cell office:value-type="float" office:value="13.54">
                <text:p>13.54</text:p>
                <draw:g>
                  <svg:desc>'with-compiler-optimizations'.B48:'with-compiler-optimizations'.B52</svg:desc>
                </draw:g>
              </table:table-cell>
              <table:table-cell office:value-type="float" office:value="11.907">
                <text:p>11.907</text:p>
                <draw:g>
                  <svg:desc>'with-compiler-optimizations'.C48:'with-compiler-optimizations'.C52</svg:desc>
                </draw:g>
              </table:table-cell>
              <table:table-cell office:value-type="float" office:value="20.1">
                <text:p>20.1</text:p>
                <draw:g>
                  <svg:desc>'with-compiler-optimizations'.D48:'with-compiler-optimizations'.D52</svg:desc>
                </draw:g>
              </table:table-cell>
              <table:table-cell office:value-type="float" office:value="25.2">
                <text:p>25.2</text:p>
                <draw:g>
                  <svg:desc>'with-compiler-optimizations'.E48:'with-compiler-optimizations'.E5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.548">
                <text:p>13.548</text:p>
              </table:table-cell>
              <table:table-cell office:value-type="float" office:value="291.827">
                <text:p>291.827</text:p>
              </table:table-cell>
              <table:table-cell office:value-type="float" office:value="247.5">
                <text:p>247.5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89.058">
                <text:p>89.058</text:p>
              </table:table-cell>
              <table:table-cell office:value-type="float" office:value="17.8">
                <text:p>17.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1.938">
                <text:p>11.938</text:p>
              </table:table-cell>
              <table:table-cell office:value-type="float" office:value="1423.887">
                <text:p>1423.887</text:p>
              </table:table-cell>
              <table:table-cell office:value-type="float" office:value="478">
                <text:p>478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2.547">
                <text:p>72.547</text:p>
              </table:table-cell>
              <table:table-cell office:value-type="float" office:value="12.4">
                <text:p>12.4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34cm" svg:height="9.654cm" xlink:href=".." xlink:type="simple" chart:class="chart:bar" chart:style-name="ch1">
        <chart:title svg:x="0.002cm" svg:y="0.004cm" chart:style-name="ch2">
          <text:p>Sum of Squares Even</text:p>
        </chart:title>
        <chart:legend chart:legend-position="end" svg:x="13.712cm" svg:y="3.781cm" style:legend-expansion="high" chart:style-name="ch3"/>
        <chart:plot-area chart:style-name="ch4" table:cell-range-address="'with-compiler-optimizations'.A54:'with-compiler-optimizations'.E59" chart:data-source-has-labels="both" svg:x="0.756cm" svg:y="1.713cm" svg:width="12.344cm" svg:height="7.328cm">
          <chartooo:coordinate-region svg:x="1.748cm" svg:y="1.912cm" svg:width="11.246cm" svg:height="6.482cm"/>
          <chart:axis chart:dimension="x" chart:name="primary-x" chart:style-name="ch5" chartooo:axis-type="auto">
            <chartooo:date-scale/>
            <chart:categories table:cell-range-address="'with-compiler-optimizations'.A55:'with-compiler-optimizations'.A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55:'with-compiler-optimizations'.B59" chart:label-cell-address="'with-compiler-optimizations'.B54:'with-compiler-optimizations'.B54" chart:class="chart:bar">
            <chart:data-point chart:repeated="5"/>
          </chart:series>
          <chart:series chart:style-name="ch9" chart:values-cell-range-address="'with-compiler-optimizations'.C55:'with-compiler-optimizations'.C59" chart:label-cell-address="'with-compiler-optimizations'.C54:'with-compiler-optimizations'.C54" chart:class="chart:bar">
            <chart:data-point chart:repeated="5"/>
          </chart:series>
          <chart:series chart:style-name="ch10" chart:values-cell-range-address="'with-compiler-optimizations'.D55:'with-compiler-optimizations'.D59" chart:label-cell-address="'with-compiler-optimizations'.D54:'with-compiler-optimizations'.D54" chart:class="chart:bar">
            <chart:data-point chart:repeated="5"/>
          </chart:series>
          <chart:series chart:style-name="ch11" chart:values-cell-range-address="'with-compiler-optimizations'.E55:'with-compiler-optimizations'.E59" chart:label-cell-address="'with-compiler-optimizations'.E54:'with-compiler-optimizations'.E5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4:'with-compiler-optimizations'.B54</svg:desc>
                </draw:g>
              </table:table-cell>
              <table:table-cell office:value-type="string">
                <text:p>Scala</text:p>
                <draw:g>
                  <svg:desc>'with-compiler-optimizations'.C54:'with-compiler-optimizations'.C54</svg:desc>
                </draw:g>
              </table:table-cell>
              <table:table-cell office:value-type="string">
                <text:p>C#</text:p>
                <draw:g>
                  <svg:desc>'with-compiler-optimizations'.D54:'with-compiler-optimizations'.D54</svg:desc>
                </draw:g>
              </table:table-cell>
              <table:table-cell office:value-type="string">
                <text:p>F#</text:p>
                <draw:g>
                  <svg:desc>'with-compiler-optimizations'.E54:'with-compiler-optimization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5:'with-compiler-optimizations'.A59</svg:desc>
                </draw:g>
              </table:table-cell>
              <table:table-cell office:value-type="float" office:value="19.224">
                <text:p>19.224</text:p>
                <draw:g>
                  <svg:desc>'with-compiler-optimizations'.B55:'with-compiler-optimizations'.B59</svg:desc>
                </draw:g>
              </table:table-cell>
              <table:table-cell office:value-type="float" office:value="16.472">
                <text:p>16.472</text:p>
                <draw:g>
                  <svg:desc>'with-compiler-optimizations'.C55:'with-compiler-optimizations'.C59</svg:desc>
                </draw:g>
              </table:table-cell>
              <table:table-cell office:value-type="float" office:value="110.9">
                <text:p>110.9</text:p>
                <draw:g>
                  <svg:desc>'with-compiler-optimizations'.D55:'with-compiler-optimizations'.D59</svg:desc>
                </draw:g>
              </table:table-cell>
              <table:table-cell office:value-type="float" office:value="114.8">
                <text:p>114.8</text:p>
                <draw:g>
                  <svg:desc>'with-compiler-optimizations'.E55:'with-compiler-optimizations'.E59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.916">
                <text:p>26.916</text:p>
              </table:table-cell>
              <table:table-cell office:value-type="float" office:value="580.509">
                <text:p>580.509</text:p>
              </table:table-cell>
              <table:table-cell office:value-type="float" office:value="301.2">
                <text:p>301.2</text:p>
              </table:table-cell>
              <table:table-cell office:value-type="float" office:value="399.1">
                <text:p>399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36.363">
                <text:p>136.363</text:p>
              </table:table-cell>
              <table:table-cell office:value-type="float" office:value="109.4">
                <text:p>109.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7.548">
                <text:p>17.548</text:p>
              </table:table-cell>
              <table:table-cell office:value-type="float" office:value="8292.391">
                <text:p>8292.391</text:p>
              </table:table-cell>
              <table:table-cell office:value-type="float" office:value="495.9">
                <text:p>495.9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27.203">
                <text:p>127.203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9.016cm" xlink:href=".." xlink:type="simple" chart:class="chart:bar" chart:style-name="ch1">
        <chart:title svg:x="0cm" svg:y="0.005cm" chart:style-name="ch2">
          <text:p>Sum</text:p>
        </chart:title>
        <chart:legend chart:legend-position="end" svg:x="14.369cm" svg:y="3.462cm" style:legend-expansion="high" chart:style-name="ch3"/>
        <chart:plot-area chart:style-name="ch4" table:cell-range-address="without.A2:without.E7" chart:data-source-has-labels="both" svg:x="0.769cm" svg:y="1.661cm" svg:width="12.962cm" svg:height="6.755cm">
          <chartooo:coordinate-region svg:x="1.576cm" svg:y="1.86cm" svg:width="12.155cm" svg:height="4.323cm"/>
          <chart:axis chart:dimension="x" chart:name="primary-x" chart:style-name="ch5" chartooo:axis-type="auto">
            <chartooo:date-scale/>
            <chart:categories table:cell-range-address="without.A3:withou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:without.B7" chart:label-cell-address="without.B2:without.B2" chart:class="chart:bar">
            <chart:data-point chart:repeated="5"/>
          </chart:series>
          <chart:series chart:style-name="ch9" chart:values-cell-range-address="without.C3:without.C7" chart:label-cell-address="without.C2:without.C2" chart:class="chart:bar">
            <chart:data-point chart:repeated="5"/>
          </chart:series>
          <chart:series chart:style-name="ch10" chart:values-cell-range-address="without.D3:without.D7" chart:label-cell-address="without.D2:without.D2" chart:class="chart:bar">
            <chart:data-point chart:repeated="5"/>
          </chart:series>
          <chart:series chart:style-name="ch11" chart:values-cell-range-address="without.E3:without.E7" chart:label-cell-address="without.E2:without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:without.B2</svg:desc>
                </draw:g>
              </table:table-cell>
              <table:table-cell office:value-type="string">
                <text:p>Scala</text:p>
                <draw:g>
                  <svg:desc>without.C2:without.C2</svg:desc>
                </draw:g>
              </table:table-cell>
              <table:table-cell office:value-type="string">
                <text:p>C#</text:p>
                <draw:g>
                  <svg:desc>without.D2:without.D2</svg:desc>
                </draw:g>
              </table:table-cell>
              <table:table-cell office:value-type="string">
                <text:p>F#</text:p>
                <draw:g>
                  <svg:desc>without.E2:withou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:without.A7</svg:desc>
                </draw:g>
              </table:table-cell>
              <table:table-cell office:value-type="float" office:value="11.544">
                <text:p>11.544</text:p>
                <draw:g>
                  <svg:desc>without.B3:without.B7</svg:desc>
                </draw:g>
              </table:table-cell>
              <table:table-cell office:value-type="float" office:value="11.619">
                <text:p>11.619</text:p>
                <draw:g>
                  <svg:desc>without.C3:without.C7</svg:desc>
                </draw:g>
              </table:table-cell>
              <table:table-cell office:value-type="float" office:value="15.8">
                <text:p>15.8</text:p>
                <draw:g>
                  <svg:desc>without.D3:without.D7</svg:desc>
                </draw:g>
              </table:table-cell>
              <table:table-cell office:value-type="float" office:value="11.3">
                <text:p>11.3</text:p>
                <draw:g>
                  <svg:desc>without.E3:without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5.093">
                <text:p>45.093</text:p>
              </table:table-cell>
              <table:table-cell office:value-type="float" office:value="68.909">
                <text:p>68.909</text:p>
              </table:table-cell>
              <table:table-cell office:value-type="float" office:value="73.5">
                <text:p>73.5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3.39">
                <text:p>23.39</text:p>
              </table:table-cell>
              <table:table-cell office:value-type="float" office:value="1131.707">
                <text:p>1131.707</text:p>
              </table:table-cell>
              <table:table-cell office:value-type="float" office:value="62.2">
                <text:p>62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1.477">
                <text:p>11.477</text:p>
              </table:table-cell>
              <table:table-cell office:value-type="float" office:value="17.5">
                <text:p>17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619">
                <text:p>8.619</text:p>
              </table:table-cell>
              <table:table-cell office:value-type="float" office:value="24.1">
                <text:p>24.1</text:p>
              </table:table-cell>
              <table:table-cell office:value-type="float" office:value="13.7">
                <text:p>13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